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0717in"/>
    </style:style>
    <style:style style:name="co4" style:family="table-column">
      <style:table-column-properties fo:break-before="auto" style:column-width="0.8035in"/>
    </style:style>
    <style:style style:name="co5" style:family="table-column">
      <style:table-column-properties fo:break-before="auto" style:column-width="0.9327in"/>
    </style:style>
    <style:style style:name="co6" style:family="table-column">
      <style:table-column-properties fo:break-before="auto" style:column-width="0.6862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5783in"/>
    </style:style>
    <style:style style:name="co9" style:family="table-column">
      <style:table-column-properties fo:break-before="auto" style:column-width="0.66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style:font-name="Arial" style:font-name-asian="DejaVu Sans" style:font-name-complex="Lohit Hindi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Arial" style:font-name-asian="DejaVu Sans" style:font-name-complex="Lohit Hindi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weight="bold" style:font-name-asian="DejaVu Sans" style:font-weight-asian="bold" style:font-name-complex="Lohit Hindi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4.9425in" svg:height="3.2626in" svg:x="0in" svg:y="2.1756in">
            <draw:object draw:notify-on-update-of-ranges="Sheet1.A2:Sheet1.A11 Sheet1.B1:Sheet1.B1 Sheet1.B2:Sheet1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4.0858in" svg:height="3.0756in" svg:x="5.0118in" svg:y="2.2669in">
            <draw:object draw:notify-on-update-of-ranges="Sheet1.C2:Sheet1.C8 Sheet1.D1:Sheet1.D1 Sheet1.D2:Sheet1.D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4.8772in" svg:height="2.7406in" svg:x="0in" svg:y="5.5736in">
            <draw:object draw:notify-on-update-of-ranges="Sheet1.E2:Sheet1.E3 Sheet1.F1:Sheet1.F1 Sheet1.F2:Sheet1.F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4.0535in" svg:height="2.824in" svg:x="2.1677in" svg:y="8.4181in">
            <draw:object draw:notify-on-update-of-ranges="Sheet1.G2:Sheet1.G3 Sheet1.H1:Sheet1.H1 Sheet1.H2:Sheet1.H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4.6496in" svg:height="3.0634in" svg:x="4.7689in" svg:y="5.4909in">
            <draw:object draw:notify-on-update-of-ranges="Sheet1.I2:Sheet1.I4 Sheet1.J1:Sheet1.J1 Sheet1.J2:Sheet1.J4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Country</text:p>
          </table:table-cell>
          <table:table-cell office:value-type="string">
            <text:p>value </text:p>
          </table:table-cell>
          <table:table-cell table:style-name="Default" office:value-type="string">
            <text:p>Age</text:p>
          </table:table-cell>
          <table:table-cell office:value-type="string">
            <text:p>value</text:p>
          </table:table-cell>
          <table:table-cell office:value-type="string">
            <text:p>Gender</text:p>
          </table:table-cell>
          <table:table-cell table:style-name="ce1" office:value-type="string">
            <text:p>value</text:p>
          </table:table-cell>
          <table:table-cell office:value-type="string">
            <text:p>Religion</text:p>
          </table:table-cell>
          <table:table-cell office:value-type="string">
            <text:p>value</text:p>
          </table:table-cell>
          <table:table-cell office:value-type="string">
            <text:p>Native language</text:p>
          </table:table-cell>
          <table:table-cell office:value-type="string">
            <text:p>value</text:p>
          </table:table-cell>
        </table:table-row>
        <table:table-row table:style-name="ro1">
          <table:table-cell office:value-type="string">
            <text:p>Algeria</text:p>
          </table:table-cell>
          <table:table-cell office:value-type="float" office:value="18">
            <text:p>18</text:p>
          </table:table-cell>
          <table:table-cell office:value-type="string">
            <text:p>13-17</text:p>
          </table:table-cell>
          <table:table-cell office:value-type="float" office:value="0">
            <text:p>0</text:p>
          </table:table-cell>
          <table:table-cell office:value-type="string">
            <text:p>Male</text:p>
          </table:table-cell>
          <table:table-cell table:style-name="ce1" office:value-type="float" office:value="32">
            <text:p>32</text:p>
          </table:table-cell>
          <table:table-cell office:value-type="string">
            <text:p>Islam</text:p>
          </table:table-cell>
          <table:table-cell office:value-type="float" office:value="35">
            <text:p>35</text:p>
          </table:table-cell>
          <table:table-cell office:value-type="string">
            <text:p>Arabic</text:p>
          </table:table-cell>
          <table:table-cell office:value-type="float" office:value="28">
            <text:p>28</text:p>
          </table:table-cell>
        </table:table-row>
        <table:table-row table:style-name="ro1">
          <table:table-cell office:value-type="string">
            <text:p>Indonesia</text:p>
          </table:table-cell>
          <table:table-cell office:value-type="float" office:value="1">
            <text:p>1</text:p>
          </table:table-cell>
          <table:table-cell office:value-type="string">
            <text:p>18-24</text:p>
          </table:table-cell>
          <table:table-cell office:value-type="float" office:value="14">
            <text:p>14</text:p>
          </table:table-cell>
          <table:table-cell office:value-type="string">
            <text:p>Female</text:p>
          </table:table-cell>
          <table:table-cell table:style-name="ce1" office:value-type="float" office:value="3">
            <text:p>3</text:p>
          </table:table-cell>
          <table:table-cell office:value-type="string">
            <text:p>Other</text:p>
          </table:table-cell>
          <table:table-cell office:value-type="float" office:value="0">
            <text:p>0</text:p>
          </table:table-cell>
          <table:table-cell office:value-type="string">
            <text:p>English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Malaysia</text:p>
          </table:table-cell>
          <table:table-cell office:value-type="float" office:value="2">
            <text:p>2</text:p>
          </table:table-cell>
          <table:table-cell office:value-type="string">
            <text:p>25-34</text:p>
          </table:table-cell>
          <table:table-cell office:value-type="float" office:value="9">
            <text:p>9</text:p>
          </table:table-cell>
          <table:table-cell table:number-columns-repeated="4"/>
          <table:table-cell office:value-type="string">
            <text:p>Other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Sweden</text:p>
          </table:table-cell>
          <table:table-cell office:value-type="float" office:value="1">
            <text:p>1</text:p>
          </table:table-cell>
          <table:table-cell office:value-type="string">
            <text:p>35-44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office:value-type="string">
            <text:p>Tunisia</text:p>
          </table:table-cell>
          <table:table-cell office:value-type="float" office:value="1">
            <text:p>1</text:p>
          </table:table-cell>
          <table:table-cell office:value-type="string">
            <text:p>45-54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Egypt</text:p>
          </table:table-cell>
          <table:table-cell office:value-type="float" office:value="2">
            <text:p>2</text:p>
          </table:table-cell>
          <table:table-cell office:value-type="string">
            <text:p>55-64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Sudan </text:p>
          </table:table-cell>
          <table:table-cell office:value-type="float" office:value="1">
            <text:p>1</text:p>
          </table:table-cell>
          <table:table-cell office:value-type="string">
            <text:p>65 or above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string">
            <text:p>KSA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France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>
            <text:p>UK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6"/>
        </table:table-row>
      </table:table>
      <table:table table:name="Sheet2" table:style-name="ta1">
        <table:shapes>
          <draw:frame draw:z-index="0" draw:style-name="gr1" svg:width="4.2496in" svg:height="3.0012in" svg:x="0.1079in" svg:y="1.1713in">
            <draw:object draw:notify-on-update-of-ranges="Sheet2.A2:Sheet2.A6 Sheet2.B1:Sheet2.B1 Sheet2.B2:Sheet2.B6 Sheet2.C1:Sheet2.C1 Sheet2.C2:Sheet2.C6 Sheet2.D1:Sheet2.D1 Sheet2.D2:Sheet2.D6 Sheet2.E1:Sheet2.E1 Sheet2.E2:Sheet2.E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level</text:p>
          </table:table-cell>
          <table:table-cell table:style-name="ce2" office:value-type="string">
            <text:p>Quran</text:p>
          </table:table-cell>
          <table:table-cell office:value-type="string">
            <text:p>Arabic</text:p>
          </table:table-cell>
          <table:table-cell office:value-type="string">
            <text:p>Linguistics</text:p>
          </table:table-cell>
          <table:table-cell office:value-type="string">
            <text:p>Computing</text:p>
          </table:table-cell>
        </table:table-row>
        <table:table-row table:style-name="ro1">
          <table:table-cell office:value-type="string">
            <text:p>-----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begginer 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string">
            <text:p>intermediate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advance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string">
            <text:p>expert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</table:table-row>
      </table:table>
      <table:table table:name="Sheet3" table:style-name="ta1">
        <table:shapes>
          <draw:frame draw:z-index="0" draw:style-name="gr1" svg:width="7.8654in" svg:height="11.5961in" svg:x="0.065in" svg:y="8.2874in">
            <draw:object draw:notify-on-update-of-ranges="Sheet3.A1:Sheet3.A1 Sheet3.A2:Sheet3.A49 Sheet3.I1:Sheet3.I1 Sheet3.I2:Sheet3.I49 Sheet3.H1:Sheet3.H1 Sheet3.H2:Sheet3.H49 Sheet3.J1:Sheet3.J1 Sheet3.J2:Sheet3.J49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3" table:default-cell-style-name="ce4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ce10"/>
        <table:table-row table:style-name="ro1">
          <table:table-cell table:style-name="ce3" office:value-type="string">
            <text:p>Criteria</text:p>
          </table:table-cell>
          <table:table-cell table:style-name="ce3" office:value-type="string">
            <text:p>CE</text:p>
          </table:table-cell>
          <table:table-cell table:style-name="ce3" office:value-type="string">
            <text:p>UE</text:p>
          </table:table-cell>
          <table:table-cell table:style-name="ce3" office:value-type="string">
            <text:p>NE</text:p>
          </table:table-cell>
          <table:table-cell table:style-name="ce3" office:value-type="string">
            <text:p>CA</text:p>
          </table:table-cell>
          <table:table-cell table:style-name="ce3" office:value-type="string">
            <text:p>UA</text:p>
          </table:table-cell>
          <table:table-cell table:style-name="ce3" office:value-type="string">
            <text:p>NA</text:p>
          </table:table-cell>
          <table:table-cell table:style-name="ce8" office:value-type="string">
            <text:p>Clarity</text:p>
          </table:table-cell>
          <table:table-cell table:style-name="ce8" office:value-type="string">
            <text:p>Usefulness</text:p>
          </table:table-cell>
          <table:table-cell table:style-name="ce8" office:value-type="string">
            <text:p>Need</text:p>
          </table:table-cell>
        </table:table-row>
        <table:table-row table:style-name="ro1">
          <table:table-cell office:value-type="string">
            <text:p>Fielded search</text:p>
          </table:table-cell>
          <table:table-cell table:number-columns-repeated="2" table:style-name="ce6" office:value-type="percentage" office:value="0.7">
            <text:p>70.00%</text:p>
          </table:table-cell>
          <table:table-cell table:style-name="ce6" office:value-type="percentage" office:value="0.75">
            <text:p>75.00%</text:p>
          </table:table-cell>
          <table:table-cell table:style-name="ce5" office:value-type="percentage" office:value="0.6875">
            <text:p>68.75%</text:p>
          </table:table-cell>
          <table:table-cell table:style-name="ce6" office:value-type="percentage" office:value="0.8438">
            <text:p>84.38%</text:p>
          </table:table-cell>
          <table:table-cell table:style-name="ce5" office:value-type="percentage" office:value="0.826086956521739">
            <text:p>82.61%</text:p>
          </table:table-cell>
          <table:table-cell table:style-name="ce9" table:formula="of:=([.B2]+[.E2]*5)/6" office:value-type="percentage" office:value="0.689583333333333">
            <text:p>68.96%</text:p>
          </table:table-cell>
          <table:table-cell table:style-name="ce9" table:formula="of:=([.C2]+[.F2]*5)/6" office:value-type="percentage" office:value="0.819833333333333">
            <text:p>81.98%</text:p>
          </table:table-cell>
          <table:table-cell table:style-name="ce9" table:formula="of:=([.D2]+[.G2]*5)/6" office:value-type="percentage" office:value="0.813405797101449">
            <text:p>81.34%</text:p>
          </table:table-cell>
        </table:table-row>
        <table:table-row table:style-name="ro1">
          <table:table-cell office:value-type="string">
            <text:p>Logical relations</text:p>
          </table:table-cell>
          <table:table-cell table:style-name="ce6" office:value-type="percentage" office:value="0.7">
            <text:p>70.00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85">
            <text:p>85.00%</text:p>
          </table:table-cell>
          <table:table-cell table:style-name="ce6" office:value-type="percentage" office:value="0.677083333333333">
            <text:p>67.71%</text:p>
          </table:table-cell>
          <table:table-cell table:style-name="ce6" office:value-type="percentage" office:value="0.8">
            <text:p>80.00%</text:p>
          </table:table-cell>
          <table:table-cell table:style-name="ce6" office:value-type="percentage" office:value="0.8021">
            <text:p>80.21%</text:p>
          </table:table-cell>
          <table:table-cell table:style-name="ce9" table:formula="of:=([.B3]+[.E3]*5)/6" office:value-type="percentage" office:value="0.680902777777778">
            <text:p>68.09%</text:p>
          </table:table-cell>
          <table:table-cell table:style-name="ce9" table:formula="of:=([.C3]+[.F3]*5)/6" office:value-type="percentage" office:value="0.791666666666667">
            <text:p>79.17%</text:p>
          </table:table-cell>
          <table:table-cell table:style-name="ce9" table:formula="of:=([.D3]+[.G3]*5)/6" office:value-type="percentage" office:value="0.810083333333333">
            <text:p>81.01%</text:p>
          </table:table-cell>
        </table:table-row>
        <table:table-row table:style-name="ro1">
          <table:table-cell office:value-type="string">
            <text:p>Phrase search</text:p>
          </table:table-cell>
          <table:table-cell table:number-columns-repeated="2" table:style-name="ce6" office:value-type="percentage" office:value="0.7">
            <text:p>70.00%</text:p>
          </table:table-cell>
          <table:table-cell table:style-name="ce6" office:value-type="percentage" office:value="0.8">
            <text:p>80.00%</text:p>
          </table:table-cell>
          <table:table-cell table:style-name="ce6" office:value-type="percentage" office:value="0.8587">
            <text:p>85.87%</text:p>
          </table:table-cell>
          <table:table-cell table:style-name="ce6" office:value-type="percentage" office:value="0.8646">
            <text:p>86.46%</text:p>
          </table:table-cell>
          <table:table-cell table:style-name="ce6" office:value-type="percentage" office:value="0.9022">
            <text:p>90.22%</text:p>
          </table:table-cell>
          <table:table-cell table:style-name="ce9" table:formula="of:=([.B4]+[.E4]*5)/6" office:value-type="percentage" office:value="0.83225">
            <text:p>83.23%</text:p>
          </table:table-cell>
          <table:table-cell table:style-name="ce9" table:formula="of:=([.C4]+[.F4]*5)/6" office:value-type="percentage" office:value="0.837166666666667">
            <text:p>83.72%</text:p>
          </table:table-cell>
          <table:table-cell table:style-name="ce9" table:formula="of:=([.D4]+[.G4]*5)/6" office:value-type="percentage" office:value="0.885166666666667">
            <text:p>88.52%</text:p>
          </table:table-cell>
        </table:table-row>
        <table:table-row table:style-name="ro1">
          <table:table-cell office:value-type="string">
            <text:p>Interval search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8">
            <text:p>80.00%</text:p>
          </table:table-cell>
          <table:table-cell table:style-name="ce6" office:value-type="percentage" office:value="0.85">
            <text:p>85.00%</text:p>
          </table:table-cell>
          <table:table-cell table:style-name="ce6" office:value-type="percentage" office:value="0.697916666666667">
            <text:p>69.79%</text:p>
          </table:table-cell>
          <table:table-cell table:style-name="ce5" office:value-type="percentage" office:value="0.760416666666667">
            <text:p>76.04%</text:p>
          </table:table-cell>
          <table:table-cell table:style-name="ce6" office:value-type="percentage" office:value="0.717391304347826">
            <text:p>71.74%</text:p>
          </table:table-cell>
          <table:table-cell table:style-name="ce9" table:formula="of:=([.B5]+[.E5]*5)/6" office:value-type="percentage" office:value="0.706597222222223">
            <text:p>70.66%</text:p>
          </table:table-cell>
          <table:table-cell table:style-name="ce9" table:formula="of:=([.C5]+[.F5]*5)/6" office:value-type="percentage" office:value="0.767013888888889">
            <text:p>76.70%</text:p>
          </table:table-cell>
          <table:table-cell table:style-name="ce9" table:formula="of:=([.D5]+[.G5]*5)/6" office:value-type="percentage" office:value="0.739492753623188">
            <text:p>73.95%</text:p>
          </table:table-cell>
        </table:table-row>
        <table:table-row table:style-name="ro1">
          <table:table-cell office:value-type="string">
            <text:p>Full Regex</text:p>
          </table:table-cell>
          <table:table-cell table:number-columns-repeated="2" table:style-name="ce6" office:value-type="percentage" office:value="0.65">
            <text:p>65.00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510416666666667">
            <text:p>51.04%</text:p>
          </table:table-cell>
          <table:table-cell table:style-name="ce6" office:value-type="percentage" office:value="0.69">
            <text:p>69.00%</text:p>
          </table:table-cell>
          <table:table-cell table:style-name="ce6" office:value-type="percentage" office:value="0.614583333333333">
            <text:p>61.46%</text:p>
          </table:table-cell>
          <table:table-cell table:style-name="ce9" table:formula="of:=([.B6]+[.E6]*5)/6" office:value-type="percentage" office:value="0.533680555555556">
            <text:p>53.37%</text:p>
          </table:table-cell>
          <table:table-cell table:style-name="ce9" table:formula="of:=([.C6]+[.F6]*5)/6" office:value-type="percentage" office:value="0.683333333333333">
            <text:p>68.33%</text:p>
          </table:table-cell>
          <table:table-cell table:style-name="ce9" table:formula="of:=([.D6]+[.G6]*5)/6" office:value-type="percentage" office:value="0.637152777777778">
            <text:p>63.72%</text:p>
          </table:table-cell>
        </table:table-row>
        <table:table-row table:style-name="ro1">
          <table:table-cell office:value-type="string">
            <text:p>Wildcards (Jokers)</text:p>
          </table:table-cell>
          <table:table-cell table:style-name="ce6" office:value-type="percentage" office:value="0.6875">
            <text:p>68.75%</text:p>
          </table:table-cell>
          <table:table-cell table:style-name="ce6" office:value-type="percentage" office:value="0.7">
            <text:p>70.00%</text:p>
          </table:table-cell>
          <table:table-cell table:style-name="ce6" office:value-type="percentage" office:value="0.8">
            <text:p>80.00%</text:p>
          </table:table-cell>
          <table:table-cell table:style-name="ce6" office:value-type="percentage" office:value="0.663043478260869">
            <text:p>66.30%</text:p>
          </table:table-cell>
          <table:table-cell table:style-name="ce5" office:value-type="percentage" office:value="0.822916666666667">
            <text:p>82.29%</text:p>
          </table:table-cell>
          <table:table-cell table:style-name="ce5" office:value-type="percentage" office:value="0.75">
            <text:p>75.00%</text:p>
          </table:table-cell>
          <table:table-cell table:style-name="ce9" table:formula="of:=([.B7]+[.E7]*5)/6" office:value-type="percentage" office:value="0.667119565217391">
            <text:p>66.71%</text:p>
          </table:table-cell>
          <table:table-cell table:style-name="ce9" table:formula="of:=([.C7]+[.F7]*5)/6" office:value-type="percentage" office:value="0.802430555555556">
            <text:p>80.24%</text:p>
          </table:table-cell>
          <table:table-cell table:style-name="ce9" table:formula="of:=([.D7]+[.G7]*5)/6" office:value-type="percentage" office:value="0.758333333333333">
            <text:p>75.83%</text:p>
          </table:table-cell>
        </table:table-row>
        <table:table-row table:style-name="ro1">
          <table:table-cell office:value-type="string">
            <text:p>Boosting keywords weight</text:p>
          </table:table-cell>
          <table:table-cell table:style-name="ce6" office:value-type="percentage" office:value="0.65">
            <text:p>65.00%</text:p>
          </table:table-cell>
          <table:table-cell table:style-name="ce6" office:value-type="percentage" office:value="0.55">
            <text:p>55.00%</text:p>
          </table:table-cell>
          <table:table-cell table:style-name="ce6" office:value-type="percentage" office:value="0.65">
            <text:p>65.00%</text:p>
          </table:table-cell>
          <table:table-cell table:style-name="ce6" office:value-type="percentage" office:value="0.608695652173913">
            <text:p>60.87%</text:p>
          </table:table-cell>
          <table:table-cell table:style-name="ce6" office:value-type="percentage" office:value="0.684782608695652">
            <text:p>68.48%</text:p>
          </table:table-cell>
          <table:table-cell table:style-name="ce6" office:value-type="percentage" office:value="0.58695652173913">
            <text:p>58.70%</text:p>
          </table:table-cell>
          <table:table-cell table:style-name="ce9" table:formula="of:=([.B8]+[.E8]*5)/6" office:value-type="percentage" office:value="0.615579710144927">
            <text:p>61.56%</text:p>
          </table:table-cell>
          <table:table-cell table:style-name="ce9" table:formula="of:=([.C8]+[.F8]*5)/6" office:value-type="percentage" office:value="0.66231884057971">
            <text:p>66.23%</text:p>
          </table:table-cell>
          <table:table-cell table:style-name="ce9" table:formula="of:=([.D8]+[.G8]*5)/6" office:value-type="percentage" office:value="0.597463768115942">
            <text:p>59.75%</text:p>
          </table:table-cell>
        </table:table-row>
        <table:table-row table:style-name="ro1">
          <table:table-cell office:value-type="string">
            <text:p>Pagination</text:p>
          </table:table-cell>
          <table:table-cell table:number-columns-repeated="3" table:style-name="ce6" office:value-type="percentage" office:value="0.75">
            <text:p>75.00%</text:p>
          </table:table-cell>
          <table:table-cell table:style-name="ce6" office:value-type="percentage" office:value="0.804347826086956">
            <text:p>80.43%</text:p>
          </table:table-cell>
          <table:table-cell table:style-name="ce6" office:value-type="percentage" office:value="0.802083333333333">
            <text:p>80.21%</text:p>
          </table:table-cell>
          <table:table-cell table:style-name="ce6" office:value-type="percentage" office:value="0.782608695652174">
            <text:p>78.26%</text:p>
          </table:table-cell>
          <table:table-cell table:style-name="ce9" table:formula="of:=([.B9]+[.E9]*5)/6" office:value-type="percentage" office:value="0.795289855072463">
            <text:p>79.53%</text:p>
          </table:table-cell>
          <table:table-cell table:style-name="ce9" table:formula="of:=([.C9]+[.F9]*5)/6" office:value-type="percentage" office:value="0.793402777777778">
            <text:p>79.34%</text:p>
          </table:table-cell>
          <table:table-cell table:style-name="ce9" table:formula="of:=([.D9]+[.G9]*5)/6" office:value-type="percentage" office:value="0.777173913043478">
            <text:p>77.72%</text:p>
          </table:table-cell>
        </table:table-row>
        <table:table-row table:style-name="ro1">
          <table:table-cell office:value-type="string">
            <text:p>Scoring</text:p>
          </table:table-cell>
          <table:table-cell table:style-name="ce6" office:value-type="percentage" office:value="0.75">
            <text:p>75.00%</text:p>
          </table:table-cell>
          <table:table-cell table:number-columns-repeated="2" table:style-name="ce6" office:value-type="percentage" office:value="0.6875">
            <text:p>68.75%</text:p>
          </table:table-cell>
          <table:table-cell table:style-name="ce6" office:value-type="percentage" office:value="0.717391304347826">
            <text:p>71.74%</text:p>
          </table:table-cell>
          <table:table-cell table:style-name="ce6" office:value-type="percentage" office:value="0.760416666666667">
            <text:p>76.04%</text:p>
          </table:table-cell>
          <table:table-cell table:style-name="ce6" office:value-type="percentage" office:value="0.75">
            <text:p>75.00%</text:p>
          </table:table-cell>
          <table:table-cell table:style-name="ce9" table:formula="of:=([.B10]+[.E10]*5)/6" office:value-type="percentage" office:value="0.722826086956522">
            <text:p>72.28%</text:p>
          </table:table-cell>
          <table:table-cell table:style-name="ce9" table:formula="of:=([.C10]+[.F10]*5)/6" office:value-type="percentage" office:value="0.748263888888889">
            <text:p>74.83%</text:p>
          </table:table-cell>
          <table:table-cell table:style-name="ce9" table:formula="of:=([.D10]+[.G10]*5)/6" office:value-type="percentage" office:value="0.739583333333333">
            <text:p>73.96%</text:p>
          </table:table-cell>
        </table:table-row>
        <table:table-row table:style-name="ro1">
          <table:table-cell office:value-type="string">
            <text:p>Sorting</text:p>
          </table:table-cell>
          <table:table-cell table:style-name="ce6" office:value-type="percentage" office:value="0.8125">
            <text:p>81.25%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840909090909091">
            <text:p>84.09%</text:p>
          </table:table-cell>
          <table:table-cell table:style-name="ce6" office:value-type="percentage" office:value="0.869565217391304">
            <text:p>86.96%</text:p>
          </table:table-cell>
          <table:table-cell table:style-name="ce6" office:value-type="percentage" office:value="0.829545454545455">
            <text:p>82.95%</text:p>
          </table:table-cell>
          <table:table-cell table:style-name="ce9" table:formula="of:=([.B11]+[.E11]*5)/6" office:value-type="percentage" office:value="0.836174242424243">
            <text:p>83.62%</text:p>
          </table:table-cell>
          <table:table-cell table:style-name="ce9" table:formula="of:=([.C11]+[.F11]*5)/6" office:value-type="percentage" office:value="0.84963768115942">
            <text:p>84.96%</text:p>
          </table:table-cell>
          <table:table-cell table:style-name="ce9" table:formula="of:=([.D11]+[.G11]*5)/6" office:value-type="percentage" office:value="0.816287878787879">
            <text:p>81.63%</text:p>
          </table:table-cell>
        </table:table-row>
        <table:table-row table:style-name="ro1">
          <table:table-cell office:value-type="string">
            <text:p>Keywords Highlight</text:p>
          </table:table-cell>
          <table:table-cell table:style-name="ce7" office:value-type="percentage" office:value="0.8125">
            <text:p>81.25%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739583333333333">
            <text:p>73.96%</text:p>
          </table:table-cell>
          <table:table-cell table:style-name="ce6" office:value-type="percentage" office:value="0.795454545454545">
            <text:p>79.55%</text:p>
          </table:table-cell>
          <table:table-cell table:style-name="ce6" office:value-type="percentage" office:value="0.760869565217391">
            <text:p>76.09%</text:p>
          </table:table-cell>
          <table:table-cell table:style-name="ce9" table:formula="of:=([.B12]+[.E12]*5)/6" office:value-type="percentage" office:value="0.751736111111111">
            <text:p>75.17%</text:p>
          </table:table-cell>
          <table:table-cell table:style-name="ce9" table:formula="of:=([.C12]+[.F12]*5)/6" office:value-type="percentage" office:value="0.787878787878787">
            <text:p>78.79%</text:p>
          </table:table-cell>
          <table:table-cell table:style-name="ce9" table:formula="of:=([.D12]+[.G12]*5)/6" office:value-type="percentage" office:value="0.759057971014493">
            <text:p>75.91%</text:p>
          </table:table-cell>
        </table:table-row>
        <table:table-row table:style-name="ro1">
          <table:table-cell office:value-type="string">
            <text:p>Real time output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6875">
            <text:p>68.75%</text:p>
          </table:table-cell>
          <table:table-cell table:style-name="ce6" office:value-type="percentage" office:value="0.5625">
            <text:p>56.25%</text:p>
          </table:table-cell>
          <table:table-cell table:style-name="ce6" office:value-type="percentage" office:value="0.9091">
            <text:p>90.91%</text:p>
          </table:table-cell>
          <table:table-cell table:style-name="ce6" office:value-type="percentage" office:value="0.869565217391304">
            <text:p>86.96%</text:p>
          </table:table-cell>
          <table:table-cell table:style-name="ce6" office:value-type="percentage" office:value="0.806818181818182">
            <text:p>80.68%</text:p>
          </table:table-cell>
          <table:table-cell table:style-name="ce9" table:formula="of:=([.B13]+[.E13]*5)/6" office:value-type="percentage" office:value="0.882583333333333">
            <text:p>88.26%</text:p>
          </table:table-cell>
          <table:table-cell table:style-name="ce9" table:formula="of:=([.C13]+[.F13]*5)/6" office:value-type="percentage" office:value="0.839221014492753">
            <text:p>83.92%</text:p>
          </table:table-cell>
          <table:table-cell table:style-name="ce9" table:formula="of:=([.D13]+[.G13]*5)/6" office:value-type="percentage" office:value="0.766098484848485">
            <text:p>76.61%</text:p>
          </table:table-cell>
        </table:table-row>
        <table:table-row table:style-name="ro1">
          <table:table-cell office:value-type="string">
            <text:p>Results grouping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8125">
            <text:p>81.25%</text:p>
          </table:table-cell>
          <table:table-cell table:style-name="ce6" office:value-type="percentage" office:value="0.6875">
            <text:p>68.75%</text:p>
          </table:table-cell>
          <table:table-cell table:style-name="ce6" office:value-type="percentage" office:value="0.704545454545455">
            <text:p>70.45%</text:p>
          </table:table-cell>
          <table:table-cell table:style-name="ce6" office:value-type="percentage" office:value="0.804347826086956">
            <text:p>80.43%</text:p>
          </table:table-cell>
          <table:table-cell table:style-name="ce6" office:value-type="percentage" office:value="0.772727272727273">
            <text:p>77.27%</text:p>
          </table:table-cell>
          <table:table-cell table:style-name="ce9" table:formula="of:=([.B14]+[.E14]*5)/6" office:value-type="percentage" office:value="0.712121212121212">
            <text:p>71.21%</text:p>
          </table:table-cell>
          <table:table-cell table:style-name="ce9" table:formula="of:=([.C14]+[.F14]*5)/6" office:value-type="percentage" office:value="0.80570652173913">
            <text:p>80.57%</text:p>
          </table:table-cell>
          <table:table-cell table:style-name="ce9" table:formula="of:=([.D14]+[.G14]*5)/6" office:value-type="percentage" office:value="0.758522727272728">
            <text:p>75.85%</text:p>
          </table:table-cell>
        </table:table-row>
        <table:table-row table:style-name="ro1">
          <table:table-cell office:value-type="string">
            <text:p>Uthmani script with full marks</text:p>
          </table:table-cell>
          <table:table-cell table:style-name="ce6" office:value-type="percentage" office:value="0.8125">
            <text:p>81.25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8333">
            <text:p>83.33%</text:p>
          </table:table-cell>
          <table:table-cell table:style-name="ce6" office:value-type="percentage" office:value="0.9">
            <text:p>90.00%</text:p>
          </table:table-cell>
          <table:table-cell table:style-name="ce6" office:value-type="percentage" office:value="0.8875">
            <text:p>88.75%</text:p>
          </table:table-cell>
          <table:table-cell table:style-name="ce6" office:value-type="percentage" office:value="0.8375">
            <text:p>83.75%</text:p>
          </table:table-cell>
          <table:table-cell table:style-name="ce9" table:formula="of:=([.B15]+[.E15]*5)/6" office:value-type="percentage" office:value="0.885416666666667">
            <text:p>88.54%</text:p>
          </table:table-cell>
          <table:table-cell table:style-name="ce9" table:formula="of:=([.C15]+[.F15]*5)/6" office:value-type="percentage" office:value="0.864583333333333">
            <text:p>86.46%</text:p>
          </table:table-cell>
          <table:table-cell table:style-name="ce9" table:formula="of:=([.D15]+[.G15]*5)/6" office:value-type="percentage" office:value="0.8368">
            <text:p>83.68%</text:p>
          </table:table-cell>
        </table:table-row>
        <table:table-row table:style-name="ro1">
          <table:table-cell office:value-type="string">
            <text:p>Vocalized spell correction</text:p>
          </table:table-cell>
          <table:table-cell table:style-name="ce6" office:value-type="percentage" office:value="0.75">
            <text:p>75.00%</text:p>
          </table:table-cell>
          <table:table-cell table:style-name="ce7" office:value-type="percentage" office:value="0.75">
            <text:p>75.00%</text:p>
          </table:table-cell>
          <table:table-cell table:style-name="ce6" office:value-type="percentage" office:value="0.9375">
            <text:p>93.75%</text:p>
          </table:table-cell>
          <table:table-cell table:style-name="ce5" office:value-type="percentage" office:value="0.904761904761905">
            <text:p>90.48%</text:p>
          </table:table-cell>
          <table:table-cell table:style-name="ce6" office:value-type="percentage" office:value="0.852272727272727">
            <text:p>85.23%</text:p>
          </table:table-cell>
          <table:table-cell table:style-name="ce6" office:value-type="percentage" office:value="0.892857142857143">
            <text:p>89.29%</text:p>
          </table:table-cell>
          <table:table-cell table:style-name="ce9" table:formula="of:=([.B16]+[.E16]*5)/6" office:value-type="percentage" office:value="0.878968253968254">
            <text:p>87.90%</text:p>
          </table:table-cell>
          <table:table-cell table:style-name="ce9" table:formula="of:=([.C16]+[.F16]*5)/6" office:value-type="percentage" office:value="0.835227272727273">
            <text:p>83.52%</text:p>
          </table:table-cell>
          <table:table-cell table:style-name="ce9" table:formula="of:=([.D16]+[.G16]*5)/6" office:value-type="percentage" office:value="0.900297619047619">
            <text:p>90.03%</text:p>
          </table:table-cell>
        </table:table-row>
        <table:table-row table:style-name="ro1">
          <table:table-cell office:value-type="string">
            <text:p>Semantically related keywords suggestion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761904761904762">
            <text:p>76.19%</text:p>
          </table:table-cell>
          <table:table-cell table:style-name="ce6" office:value-type="percentage" office:value="0.738636363636364">
            <text:p>73.86%</text:p>
          </table:table-cell>
          <table:table-cell table:style-name="ce6" office:value-type="percentage" office:value="0.69047619047619">
            <text:p>69.05%</text:p>
          </table:table-cell>
          <table:table-cell table:style-name="ce9" table:formula="of:=([.B17]+[.E17]*5)/6" office:value-type="percentage" office:value="0.759920634920635">
            <text:p>75.99%</text:p>
          </table:table-cell>
          <table:table-cell table:style-name="ce9" table:formula="of:=([.C17]+[.F17]*5)/6" office:value-type="percentage" office:value="0.740530303030303">
            <text:p>74.05%</text:p>
          </table:table-cell>
          <table:table-cell table:style-name="ce9" table:formula="of:=([.D17]+[.G17]*5)/6" office:value-type="percentage" office:value="0.721230158730158">
            <text:p>72.12%</text:p>
          </table:table-cell>
        </table:table-row>
        <table:table-row table:style-name="ro1">
          <table:table-cell office:value-type="string">
            <text:p>Different vocalizations</text:p>
          </table:table-cell>
          <table:table-cell table:style-name="ce6" office:value-type="percentage" office:value="0.8125">
            <text:p>81.25%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9375">
            <text:p>93.75%</text:p>
          </table:table-cell>
          <table:table-cell table:style-name="ce6" office:value-type="percentage" office:value="0.833333333333333">
            <text:p>83.33%</text:p>
          </table:table-cell>
          <table:table-cell table:style-name="ce6" office:value-type="percentage" office:value="0.806818181818182">
            <text:p>80.68%</text:p>
          </table:table-cell>
          <table:table-cell table:style-name="ce6" office:value-type="percentage" office:value="0.821428571428571">
            <text:p>82.14%</text:p>
          </table:table-cell>
          <table:table-cell table:style-name="ce9" table:formula="of:=([.B18]+[.E18]*5)/6" office:value-type="percentage" office:value="0.829861111111111">
            <text:p>82.99%</text:p>
          </table:table-cell>
          <table:table-cell table:style-name="ce9" table:formula="of:=([.C18]+[.F18]*5)/6" office:value-type="percentage" office:value="0.818181818181818">
            <text:p>81.82%</text:p>
          </table:table-cell>
          <table:table-cell table:style-name="ce9" table:formula="of:=([.D18]+[.G18]*5)/6" office:value-type="percentage" office:value="0.840773809523809">
            <text:p>84.08%</text:p>
          </table:table-cell>
        </table:table-row>
        <table:table-row table:style-name="ro1">
          <table:table-cell office:value-type="string">
            <text:p>Collocated words</text:p>
          </table:table-cell>
          <table:table-cell table:style-name="ce6" office:value-type="percentage" office:value="0.6875">
            <text:p>68.75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833333333333333">
            <text:p>83.33%</text:p>
          </table:table-cell>
          <table:table-cell table:style-name="ce6" office:value-type="percentage" office:value="0.802631578947369">
            <text:p>80.26%</text:p>
          </table:table-cell>
          <table:table-cell table:style-name="ce6" office:value-type="percentage" office:value="0.838235294117647">
            <text:p>83.82%</text:p>
          </table:table-cell>
          <table:table-cell table:style-name="ce9" table:formula="of:=([.B19]+[.E19]*5)/6" office:value-type="percentage" office:value="0.809027777777778">
            <text:p>80.90%</text:p>
          </table:table-cell>
          <table:table-cell table:style-name="ce9" table:formula="of:=([.C19]+[.F19]*5)/6" office:value-type="percentage" office:value="0.793859649122807">
            <text:p>79.39%</text:p>
          </table:table-cell>
          <table:table-cell table:style-name="ce9" table:formula="of:=([.D19]+[.G19]*5)/6" office:value-type="percentage" office:value="0.844362745098039">
            <text:p>84.44%</text:p>
          </table:table-cell>
        </table:table-row>
        <table:table-row table:style-name="ro1">
          <table:table-cell office:value-type="string">
            <text:p>Keyboard mapping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6875">
            <text:p>68.75%</text:p>
          </table:table-cell>
          <table:table-cell table:style-name="ce6" office:value-type="percentage" office:value="0.7875">
            <text:p>78.75%</text:p>
          </table:table-cell>
          <table:table-cell table:style-name="ce6" office:value-type="percentage" office:value="0.7">
            <text:p>70.00%</text:p>
          </table:table-cell>
          <table:table-cell table:style-name="ce6" office:value-type="percentage" office:value="0.6125">
            <text:p>61.25%</text:p>
          </table:table-cell>
          <table:table-cell table:style-name="ce9" table:formula="of:=([.B20]+[.E20]*5)/6" office:value-type="percentage" office:value="0.802083333333333">
            <text:p>80.21%</text:p>
          </table:table-cell>
          <table:table-cell table:style-name="ce9" table:formula="of:=([.C20]+[.F20]*5)/6" office:value-type="percentage" office:value="0.708333333333333">
            <text:p>70.83%</text:p>
          </table:table-cell>
          <table:table-cell table:style-name="ce9" table:formula="of:=([.D20]+[.G20]*5)/6" office:value-type="percentage" office:value="0.625">
            <text:p>62.50%</text:p>
          </table:table-cell>
        </table:table-row>
        <table:table-row table:style-name="ro1">
          <table:table-cell office:value-type="string">
            <text:p>Different significations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6875">
            <text:p>68.75%</text:p>
          </table:table-cell>
          <table:table-cell table:style-name="ce6" office:value-type="percentage" office:value="0.8125">
            <text:p>81.25%</text:p>
          </table:table-cell>
          <table:table-cell table:style-name="ce6" office:value-type="percentage" office:value="0.736842105263158">
            <text:p>73.68%</text:p>
          </table:table-cell>
          <table:table-cell table:style-name="ce6" office:value-type="percentage" office:value="0.7125">
            <text:p>71.25%</text:p>
          </table:table-cell>
          <table:table-cell table:style-name="ce6" office:value-type="percentage" office:value="0.75">
            <text:p>75.00%</text:p>
          </table:table-cell>
          <table:table-cell table:style-name="ce9" table:formula="of:=([.B21]+[.E21]*5)/6" office:value-type="percentage" office:value="0.739035087719298">
            <text:p>73.90%</text:p>
          </table:table-cell>
          <table:table-cell table:style-name="ce9" table:formula="of:=([.C21]+[.F21]*5)/6" office:value-type="percentage" office:value="0.708333333333333">
            <text:p>70.83%</text:p>
          </table:table-cell>
          <table:table-cell table:style-name="ce9" table:formula="of:=([.D21]+[.G21]*5)/6" office:value-type="percentage" office:value="0.760416666666667">
            <text:p>76.04%</text:p>
          </table:table-cell>
        </table:table-row>
        <table:table-row table:style-name="ro1">
          <table:table-cell office:value-type="string">
            <text:p>Romanization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6875">
            <text:p>68.75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697368421052632">
            <text:p>69.74%</text:p>
          </table:table-cell>
          <table:table-cell table:style-name="ce6" office:value-type="percentage" office:value="0.68421052631579">
            <text:p>68.42%</text:p>
          </table:table-cell>
          <table:table-cell table:style-name="ce6" office:value-type="percentage" office:value="0.680555555555556">
            <text:p>68.06%</text:p>
          </table:table-cell>
          <table:table-cell table:style-name="ce9" table:formula="of:=([.B22]+[.E22]*5)/6" office:value-type="percentage" office:value="0.706140350877193">
            <text:p>70.61%</text:p>
          </table:table-cell>
          <table:table-cell table:style-name="ce9" table:formula="of:=([.C22]+[.F22]*5)/6" office:value-type="percentage" office:value="0.684758771929825">
            <text:p>68.48%</text:p>
          </table:table-cell>
          <table:table-cell table:style-name="ce9" table:formula="of:=([.D22]+[.G22]*5)/6" office:value-type="percentage" office:value="0.69212962962963">
            <text:p>69.21%</text:p>
          </table:table-cell>
        </table:table-row>
        <table:table-row table:style-name="ro1">
          <table:table-cell office:value-type="string">
            <text:p>Syntactic Coloration</text:p>
          </table:table-cell>
          <table:table-cell table:style-name="ce6" office:value-type="percentage" office:value="0.8125">
            <text:p>81.25%</text:p>
          </table:table-cell>
          <table:table-cell table:number-columns-repeated="2" table:style-name="ce6" office:value-type="percentage" office:value="0.6875">
            <text:p>68.75%</text:p>
          </table:table-cell>
          <table:table-cell table:style-name="ce5" office:value-type="percentage" office:value="0.789473684210526">
            <text:p>78.95%</text:p>
          </table:table-cell>
          <table:table-cell table:style-name="ce6" office:value-type="percentage" office:value="0.7375">
            <text:p>73.75%</text:p>
          </table:table-cell>
          <table:table-cell table:style-name="ce6" office:value-type="percentage" office:value="0.75">
            <text:p>75.00%</text:p>
          </table:table-cell>
          <table:table-cell table:style-name="ce9" table:formula="of:=([.B23]+[.E23]*5)/6" office:value-type="percentage" office:value="0.793311403508772">
            <text:p>79.33%</text:p>
          </table:table-cell>
          <table:table-cell table:style-name="ce9" table:formula="of:=([.C23]+[.F23]*5)/6" office:value-type="percentage" office:value="0.729166666666667">
            <text:p>72.92%</text:p>
          </table:table-cell>
          <table:table-cell table:style-name="ce9" table:formula="of:=([.D23]+[.G23]*5)/6" office:value-type="percentage" office:value="0.739583333333333">
            <text:p>73.96%</text:p>
          </table:table-cell>
        </table:table-row>
        <table:table-row table:style-name="ro1">
          <table:table-cell office:value-type="string">
            <text:p>Vocal search</text:p>
          </table:table-cell>
          <table:table-cell table:style-name="ce6" office:value-type="percentage" office:value="0.9167">
            <text:p>91.67%</text:p>
          </table:table-cell>
          <table:table-cell table:style-name="ce6" office:value-type="percentage" office:value="0.6667">
            <text:p>66.67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8125">
            <text:p>81.25%</text:p>
          </table:table-cell>
          <table:table-cell table:style-name="ce6" office:value-type="percentage" office:value="0.8625">
            <text:p>86.25%</text:p>
          </table:table-cell>
          <table:table-cell table:style-name="ce6" office:value-type="percentage" office:value="0.81578947368421">
            <text:p>81.58%</text:p>
          </table:table-cell>
          <table:table-cell table:style-name="ce9" table:formula="of:=([.B24]+[.E24]*5)/6" office:value-type="percentage" office:value="0.829866666666667">
            <text:p>82.99%</text:p>
          </table:table-cell>
          <table:table-cell table:style-name="ce9" table:formula="of:=([.C24]+[.F24]*5)/6" office:value-type="percentage" office:value="0.829866666666667">
            <text:p>82.99%</text:p>
          </table:table-cell>
          <table:table-cell table:style-name="ce9" table:formula="of:=([.D24]+[.G24]*5)/6" office:value-type="percentage" office:value="0.804824561403508">
            <text:p>80.48%</text:p>
          </table:table-cell>
        </table:table-row>
        <table:table-row table:style-name="ro1">
          <table:table-cell office:value-type="string">
            <text:p>Partial vocalization search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9375">
            <text:p>93.75%</text:p>
          </table:table-cell>
          <table:table-cell table:style-name="ce6" office:value-type="percentage" office:value="0.763157894736842">
            <text:p>76.32%</text:p>
          </table:table-cell>
          <table:table-cell table:style-name="ce5" office:value-type="percentage" office:value="0.847222222222222">
            <text:p>84.72%</text:p>
          </table:table-cell>
          <table:table-cell table:style-name="ce5" office:value-type="percentage" office:value="0.819444444444444">
            <text:p>81.94%</text:p>
          </table:table-cell>
          <table:table-cell table:style-name="ce9" table:formula="of:=([.B25]+[.E25]*5)/6" office:value-type="percentage" office:value="0.760964912280702">
            <text:p>76.10%</text:p>
          </table:table-cell>
          <table:table-cell table:style-name="ce9" table:formula="of:=([.C25]+[.F25]*5)/6" office:value-type="percentage" office:value="0.831018518518519">
            <text:p>83.10%</text:p>
          </table:table-cell>
          <table:table-cell table:style-name="ce9" table:formula="of:=([.D25]+[.G25]*5)/6" office:value-type="percentage" office:value="0.83912037037037">
            <text:p>83.91%</text:p>
          </table:table-cell>
        </table:table-row>
        <table:table-row table:style-name="ro1">
          <table:table-cell office:value-type="string">
            <text:p>Multi-level derivation</text:p>
          </table:table-cell>
          <table:table-cell table:number-columns-repeated="2" table:style-name="ce6" office:value-type="percentage" office:value="0.6875">
            <text:p>68.75%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763157894736842">
            <text:p>76.32%</text:p>
          </table:table-cell>
          <table:table-cell table:style-name="ce6" office:value-type="percentage" office:value="0.842105263157895">
            <text:p>84.21%</text:p>
          </table:table-cell>
          <table:table-cell table:style-name="ce6" office:value-type="percentage" office:value="0.828947368421053">
            <text:p>82.89%</text:p>
          </table:table-cell>
          <table:table-cell table:style-name="ce9" table:formula="of:=([.B26]+[.E26]*5)/6" office:value-type="percentage" office:value="0.750548245614035">
            <text:p>75.05%</text:p>
          </table:table-cell>
          <table:table-cell table:style-name="ce9" table:formula="of:=([.C26]+[.F26]*5)/6" office:value-type="percentage" office:value="0.816337719298246">
            <text:p>81.63%</text:p>
          </table:table-cell>
          <table:table-cell table:style-name="ce9" table:formula="of:=([.D26]+[.G26]*5)/6" office:value-type="percentage" office:value="0.836622807017544">
            <text:p>83.66%</text:p>
          </table:table-cell>
        </table:table-row>
        <table:table-row table:style-name="ro1">
          <table:table-cell office:value-type="string">
            <text:p>Specific derivation</text:p>
          </table:table-cell>
          <table:table-cell table:style-name="ce6" office:value-type="percentage" office:value="0.875">
            <text:p>87.50%</text:p>
          </table:table-cell>
          <table:table-cell table:style-name="ce7" office:value-type="percentage" office:value="0.875">
            <text:p>87.50%</text:p>
          </table:table-cell>
          <table:table-cell table:style-name="ce6" office:value-type="percentage" office:value="1">
            <text:p>100.00%</text:p>
          </table:table-cell>
          <table:table-cell table:style-name="ce6" office:value-type="percentage" office:value="0.763157894736842">
            <text:p>76.32%</text:p>
          </table:table-cell>
          <table:table-cell table:style-name="ce5" office:value-type="percentage" office:value="0.81578947368421">
            <text:p>81.58%</text:p>
          </table:table-cell>
          <table:table-cell table:style-name="ce6" office:value-type="percentage" office:value="0.8158">
            <text:p>81.58%</text:p>
          </table:table-cell>
          <table:table-cell table:style-name="ce9" table:formula="of:=([.B27]+[.E27]*5)/6" office:value-type="percentage" office:value="0.781798245614035">
            <text:p>78.18%</text:p>
          </table:table-cell>
          <table:table-cell table:style-name="ce9" table:formula="of:=([.C27]+[.F27]*5)/6" office:value-type="percentage" office:value="0.825657894736842">
            <text:p>82.57%</text:p>
          </table:table-cell>
          <table:table-cell table:style-name="ce9" table:formula="of:=([.D27]+[.G27]*5)/6" office:value-type="percentage" office:value="0.8465">
            <text:p>84.65%</text:p>
          </table:table-cell>
        </table:table-row>
        <table:table-row table:style-name="ro1">
          <table:table-cell office:value-type="string">
            <text:p>Word properties embedded query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8125">
            <text:p>81.25%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794117647058823">
            <text:p>79.41%</text:p>
          </table:table-cell>
          <table:table-cell table:style-name="ce6" office:value-type="percentage" office:value="0.75">
            <text:p>75.00%</text:p>
          </table:table-cell>
          <table:table-cell table:style-name="ce9" table:formula="of:=([.B28]+[.E28]*5)/6" office:value-type="percentage" office:value="0.770833333333333">
            <text:p>77.08%</text:p>
          </table:table-cell>
          <table:table-cell table:style-name="ce9" table:formula="of:=([.C28]+[.F28]*5)/6" office:value-type="percentage" office:value="0.797181372549019">
            <text:p>79.72%</text:p>
          </table:table-cell>
          <table:table-cell table:style-name="ce9" table:formula="of:=([.D28]+[.G28]*5)/6" office:value-type="percentage" office:value="0.770833333333333">
            <text:p>77.08%</text:p>
          </table:table-cell>
        </table:table-row>
        <table:table-row table:style-name="ro1">
          <table:table-cell office:value-type="string">
            <text:p>Fuzzy string search</text:p>
          </table:table-cell>
          <table:table-cell table:style-name="ce6" office:value-type="percentage" office:value="0.9167">
            <text:p>91.67%</text:p>
          </table:table-cell>
          <table:table-cell table:number-columns-repeated="2" table:style-name="ce7" office:value-type="percentage" office:value="0.9167">
            <text:p>91.67%</text:p>
          </table:table-cell>
          <table:table-cell table:number-columns-repeated="2" table:style-name="ce6" office:value-type="percentage" office:value="0.868421052631579">
            <text:p>86.84%</text:p>
          </table:table-cell>
          <table:table-cell table:style-name="ce5" office:value-type="percentage" office:value="0.881578947368421">
            <text:p>88.16%</text:p>
          </table:table-cell>
          <table:table-cell table:style-name="ce9" table:formula="of:=([.B29]+[.E29]*5)/6" office:value-type="percentage" office:value="0.876467543859649">
            <text:p>87.65%</text:p>
          </table:table-cell>
          <table:table-cell table:style-name="ce9" table:formula="of:=([.C29]+[.F29]*5)/6" office:value-type="percentage" office:value="0.876467543859649">
            <text:p>87.65%</text:p>
          </table:table-cell>
          <table:table-cell table:style-name="ce9" table:formula="of:=([.D29]+[.G29]*5)/6" office:value-type="percentage" office:value="0.887432456140351">
            <text:p>88.74%</text:p>
          </table:table-cell>
        </table:table-row>
        <table:table-row table:style-name="ro1">
          <table:table-cell office:value-type="string">
            <text:p>Word annotations</text:p>
          </table:table-cell>
          <table:table-cell table:style-name="ce7" office:value-type="percentage" office:value="0.9167">
            <text:p>91.67%</text:p>
          </table:table-cell>
          <table:table-cell table:style-name="ce6" office:value-type="percentage" office:value="0.8333">
            <text:p>83.33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789473684210526">
            <text:p>78.95%</text:p>
          </table:table-cell>
          <table:table-cell table:number-columns-repeated="2" table:style-name="ce6" office:value-type="percentage" office:value="0.723684210526316">
            <text:p>72.37%</text:p>
          </table:table-cell>
          <table:table-cell table:style-name="ce9" table:formula="of:=([.B30]+[.E30]*5)/6" office:value-type="percentage" office:value="0.810678070175439">
            <text:p>81.07%</text:p>
          </table:table-cell>
          <table:table-cell table:style-name="ce9" table:formula="of:=([.C30]+[.F30]*5)/6" office:value-type="percentage" office:value="0.74195350877193">
            <text:p>74.20%</text:p>
          </table:table-cell>
          <table:table-cell table:style-name="ce9" table:formula="of:=([.D30]+[.G30]*5)/6" office:value-type="percentage" office:value="0.728070175438597">
            <text:p>72.81%</text:p>
          </table:table-cell>
        </table:table-row>
        <table:table-row table:style-name="ro1">
          <table:table-cell office:value-type="string">
            <text:p>Linguistic examples search</text:p>
          </table:table-cell>
          <table:table-cell table:style-name="ce6" office:value-type="percentage" office:value="0.8333">
            <text:p>83.33%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5" office:value-type="percentage" office:value="0.680555555555556">
            <text:p>68.06%</text:p>
          </table:table-cell>
          <table:table-cell table:number-columns-repeated="2" table:style-name="ce6" office:value-type="percentage" office:value="0.764705882352941">
            <text:p>76.47%</text:p>
          </table:table-cell>
          <table:table-cell table:style-name="ce9" table:formula="of:=([.B31]+[.E31]*5)/6" office:value-type="percentage" office:value="0.706012962962963">
            <text:p>70.60%</text:p>
          </table:table-cell>
          <table:table-cell table:style-name="ce9" table:formula="of:=([.C31]+[.F31]*5)/6" office:value-type="percentage" office:value="0.762254901960784">
            <text:p>76.23%</text:p>
          </table:table-cell>
          <table:table-cell table:style-name="ce9" table:formula="of:=([.D31]+[.G31]*5)/6" office:value-type="percentage" office:value="0.762254901960784">
            <text:p>76.23%</text:p>
          </table:table-cell>
        </table:table-row>
        <table:table-row table:style-name="ro1">
          <table:table-cell office:value-type="string">
            <text:p>Uthmani writing way</text:p>
          </table:table-cell>
          <table:table-cell table:style-name="ce6" office:value-type="percentage" office:value="0.9167">
            <text:p>91.67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5833">
            <text:p>58.33%</text:p>
          </table:table-cell>
          <table:table-cell table:number-columns-repeated="3" table:style-name="ce6" office:value-type="percentage" office:value="0.789473684210526">
            <text:p>78.95%</text:p>
          </table:table-cell>
          <table:table-cell table:style-name="ce9" table:formula="of:=([.B32]+[.E32]*5)/6" office:value-type="percentage" office:value="0.810678070175439">
            <text:p>81.07%</text:p>
          </table:table-cell>
          <table:table-cell table:style-name="ce9" table:formula="of:=([.C32]+[.F32]*5)/6" office:value-type="percentage" office:value="0.782894736842105">
            <text:p>78.29%</text:p>
          </table:table-cell>
          <table:table-cell table:style-name="ce9" table:formula="of:=([.D32]+[.G32]*5)/6" office:value-type="percentage" office:value="0.755111403508772">
            <text:p>75.51%</text:p>
          </table:table-cell>
        </table:table-row>
        <table:table-row table:style-name="ro1">
          <table:table-cell office:value-type="string">
            <text:p>Structural options</text:p>
          </table:table-cell>
          <table:table-cell table:style-name="ce6" office:value-type="percentage" office:value="0.9167">
            <text:p>91.67%</text:p>
          </table:table-cell>
          <table:table-cell table:number-columns-repeated="2" table:style-name="ce7" office:value-type="percentage" office:value="0.9167">
            <text:p>91.67%</text:p>
          </table:table-cell>
          <table:table-cell table:style-name="ce6" office:value-type="percentage" office:value="0.888888888888889">
            <text:p>88.89%</text:p>
          </table:table-cell>
          <table:table-cell table:style-name="ce6" office:value-type="percentage" office:value="0.902777777777778">
            <text:p>90.28%</text:p>
          </table:table-cell>
          <table:table-cell table:style-name="ce6" office:value-type="percentage" office:value="0.888888888888889">
            <text:p>88.89%</text:p>
          </table:table-cell>
          <table:table-cell table:style-name="ce9" table:formula="of:=([.B33]+[.E33]*5)/6" office:value-type="percentage" office:value="0.893524074074074">
            <text:p>89.35%</text:p>
          </table:table-cell>
          <table:table-cell table:style-name="ce9" table:formula="of:=([.C33]+[.F33]*5)/6" office:value-type="percentage" office:value="0.905098148148149">
            <text:p>90.51%</text:p>
          </table:table-cell>
          <table:table-cell table:style-name="ce9" table:formula="of:=([.D33]+[.G33]*5)/6" office:value-type="percentage" office:value="0.893524074074074">
            <text:p>89.35%</text:p>
          </table:table-cell>
        </table:table-row>
        <table:table-row table:style-name="ro1">
          <table:table-cell office:value-type="string">
            <text:p>Recitation marks retrieving</text:p>
          </table:table-cell>
          <table:table-cell table:style-name="ce6" office:value-type="percentage" office:value="1">
            <text:p>100.00%</text:p>
          </table:table-cell>
          <table:table-cell table:number-columns-repeated="2" table:style-name="ce6" office:value-type="percentage" office:value="0.9167">
            <text:p>91.67%</text:p>
          </table:table-cell>
          <table:table-cell table:style-name="ce5" office:value-type="percentage" office:value="0.902777777777778">
            <text:p>90.28%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888888888888889">
            <text:p>88.89%</text:p>
          </table:table-cell>
          <table:table-cell table:style-name="ce9" table:formula="of:=([.B34]+[.E34]*5)/6" office:value-type="percentage" office:value="0.918981481481482">
            <text:p>91.90%</text:p>
          </table:table-cell>
          <table:table-cell table:style-name="ce9" table:formula="of:=([.C34]+[.F34]*5)/6" office:value-type="percentage" office:value="0.88195">
            <text:p>88.20%</text:p>
          </table:table-cell>
          <table:table-cell table:style-name="ce9" table:formula="of:=([.D34]+[.G34]*5)/6" office:value-type="percentage" office:value="0.893524074074074">
            <text:p>89.35%</text:p>
          </table:table-cell>
        </table:table-row>
        <table:table-row table:style-name="ro1">
          <table:table-cell office:value-type="string">
            <text:p>Divine Names highlight</text:p>
          </table:table-cell>
          <table:table-cell table:style-name="ce6" office:value-type="percentage" office:value="0.9167">
            <text:p>91.67%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888888888888889">
            <text:p>88.89%</text:p>
          </table:table-cell>
          <table:table-cell table:style-name="ce6" office:value-type="percentage" office:value="0.833333333333333">
            <text:p>83.33%</text:p>
          </table:table-cell>
          <table:table-cell table:style-name="ce6" office:value-type="percentage" office:value="0.791666666666667">
            <text:p>79.17%</text:p>
          </table:table-cell>
          <table:table-cell table:style-name="ce9" table:formula="of:=([.B35]+[.E35]*5)/6" office:value-type="percentage" office:value="0.893524074074074">
            <text:p>89.35%</text:p>
          </table:table-cell>
          <table:table-cell table:style-name="ce9" table:formula="of:=([.C35]+[.F35]*5)/6" office:value-type="percentage" office:value="0.819444444444444">
            <text:p>81.94%</text:p>
          </table:table-cell>
          <table:table-cell table:style-name="ce9" table:formula="of:=([.D35]+[.G35]*5)/6" office:value-type="percentage" office:value="0.784722222222223">
            <text:p>78.47%</text:p>
          </table:table-cell>
        </table:table-row>
        <table:table-row table:style-name="ro1">
          <table:table-cell office:value-type="string">
            <text:p>Translation embedded search</text:p>
          </table:table-cell>
          <table:table-cell table:style-name="ce6" office:value-type="percentage" office:value="0.8333">
            <text:p>83.33%</text:p>
          </table:table-cell>
          <table:table-cell table:number-columns-repeated="2" table:style-name="ce6" office:value-type="percentage" office:value="0.9167">
            <text:p>91.67%</text:p>
          </table:table-cell>
          <table:table-cell table:style-name="ce6" office:value-type="percentage" office:value="0.805555555555556">
            <text:p>80.56%</text:p>
          </table:table-cell>
          <table:table-cell table:style-name="ce6" office:value-type="percentage" office:value="0.847222222222222">
            <text:p>84.72%</text:p>
          </table:table-cell>
          <table:table-cell table:style-name="ce5" office:value-type="percentage" office:value="0.808823529411765">
            <text:p>80.88%</text:p>
          </table:table-cell>
          <table:table-cell table:style-name="ce9" table:formula="of:=([.B36]+[.E36]*5)/6" office:value-type="percentage" office:value="0.81017962962963">
            <text:p>81.02%</text:p>
          </table:table-cell>
          <table:table-cell table:style-name="ce9" table:formula="of:=([.C36]+[.F36]*5)/6" office:value-type="percentage" office:value="0.858801851851852">
            <text:p>85.88%</text:p>
          </table:table-cell>
          <table:table-cell table:style-name="ce9" table:formula="of:=([.D36]+[.G36]*5)/6" office:value-type="percentage" office:value="0.826802941176471">
            <text:p>82.68%</text:p>
          </table:table-cell>
        </table:table-row>
        <table:table-row table:style-name="ro1">
          <table:table-cell office:value-type="string">
            <text:p>Repetitions and Allegorical Ayahs</text:p>
          </table:table-cell>
          <table:table-cell table:style-name="ce6" office:value-type="percentage" office:value="0.9167">
            <text:p>91.67%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791666666666667">
            <text:p>79.17%</text:p>
          </table:table-cell>
          <table:table-cell table:style-name="ce6" office:value-type="percentage" office:value="0.861111111111111">
            <text:p>86.11%</text:p>
          </table:table-cell>
          <table:table-cell table:style-name="ce6" office:value-type="percentage" office:value="0.819444444444444">
            <text:p>81.94%</text:p>
          </table:table-cell>
          <table:table-cell table:style-name="ce9" table:formula="of:=([.B37]+[.E37]*5)/6" office:value-type="percentage" office:value="0.812505555555556">
            <text:p>81.25%</text:p>
          </table:table-cell>
          <table:table-cell table:style-name="ce9" table:formula="of:=([.C37]+[.F37]*5)/6" office:value-type="percentage" office:value="0.842592592592593">
            <text:p>84.26%</text:p>
          </table:table-cell>
          <table:table-cell table:style-name="ce9" table:formula="of:=([.D37]+[.G37]*5)/6" office:value-type="percentage" office:value="0.80787037037037">
            <text:p>80.79%</text:p>
          </table:table-cell>
        </table:table-row>
        <table:table-row table:style-name="ro1">
          <table:table-cell office:value-type="string">
            <text:p>Abrogators &amp; abrogated Ayahs</text:p>
          </table:table-cell>
          <table:table-cell table:style-name="ce6" office:value-type="percentage" office:value="0.9167">
            <text:p>91.67%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823529411764706">
            <text:p>82.35%</text:p>
          </table:table-cell>
          <table:table-cell table:style-name="ce6" office:value-type="percentage" office:value="0.794117647058823">
            <text:p>79.41%</text:p>
          </table:table-cell>
          <table:table-cell table:style-name="ce6" office:value-type="percentage" office:value="0.779411764705882">
            <text:p>77.94%</text:p>
          </table:table-cell>
          <table:table-cell table:style-name="ce9" table:formula="of:=([.B38]+[.E38]*5)/6" office:value-type="percentage" office:value="0.839057843137255">
            <text:p>83.91%</text:p>
          </table:table-cell>
          <table:table-cell table:style-name="ce9" table:formula="of:=([.C38]+[.F38]*5)/6" office:value-type="percentage" office:value="0.786764705882352">
            <text:p>78.68%</text:p>
          </table:table-cell>
          <table:table-cell table:style-name="ce9" table:formula="of:=([.D38]+[.G38]*5)/6" office:value-type="percentage" office:value="0.774509803921568">
            <text:p>77.45%</text:p>
          </table:table-cell>
        </table:table-row>
        <table:table-row table:style-name="ro1">
          <table:table-cell office:value-type="string">
            <text:p>Qur'anic Parables</text:p>
          </table:table-cell>
          <table:table-cell table:style-name="ce6" office:value-type="percentage" office:value="0.9167">
            <text:p>91.67%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847222222222222">
            <text:p>84.72%</text:p>
          </table:table-cell>
          <table:table-cell table:style-name="ce6" office:value-type="percentage" office:value="0.819444444444444">
            <text:p>81.94%</text:p>
          </table:table-cell>
          <table:table-cell table:style-name="ce6" office:value-type="percentage" office:value="0.847222222222222">
            <text:p>84.72%</text:p>
          </table:table-cell>
          <table:table-cell table:style-name="ce9" table:formula="of:=([.B39]+[.E39]*5)/6" office:value-type="percentage" office:value="0.858801851851852">
            <text:p>85.88%</text:p>
          </table:table-cell>
          <table:table-cell table:style-name="ce9" table:formula="of:=([.C39]+[.F39]*5)/6" office:value-type="percentage" office:value="0.80787037037037">
            <text:p>80.79%</text:p>
          </table:table-cell>
          <table:table-cell table:style-name="ce9" table:formula="of:=([.D39]+[.G39]*5)/6" office:value-type="percentage" office:value="0.831018518518519">
            <text:p>83.10%</text:p>
          </table:table-cell>
        </table:table-row>
        <table:table-row table:style-name="ro1">
          <table:table-cell office:value-type="string">
            <text:p>Semantically related words search</text:p>
          </table:table-cell>
          <table:table-cell table:style-name="ce6" office:value-type="percentage" office:value="0.9167">
            <text:p>91.67%</text:p>
          </table:table-cell>
          <table:table-cell table:style-name="ce6" office:value-type="percentage" office:value="0.8333">
            <text:p>83.33%</text:p>
          </table:table-cell>
          <table:table-cell table:style-name="ce6" office:value-type="percentage" office:value="0.875">
            <text:p>87.50%</text:p>
          </table:table-cell>
          <table:table-cell table:style-name="ce5" office:value-type="percentage" office:value="0.833333333333333">
            <text:p>83.33%</text:p>
          </table:table-cell>
          <table:table-cell table:style-name="ce6" office:value-type="percentage" office:value="0.875">
            <text:p>87.50%</text:p>
          </table:table-cell>
          <table:table-cell table:style-name="ce6" office:value-type="percentage" office:value="0.838235294117647">
            <text:p>83.82%</text:p>
          </table:table-cell>
          <table:table-cell table:style-name="ce9" table:formula="of:=([.B40]+[.E40]*5)/6" office:value-type="percentage" office:value="0.847227777777778">
            <text:p>84.72%</text:p>
          </table:table-cell>
          <table:table-cell table:style-name="ce9" table:formula="of:=([.C40]+[.F40]*5)/6" office:value-type="percentage" office:value="0.86805">
            <text:p>86.81%</text:p>
          </table:table-cell>
          <table:table-cell table:style-name="ce9" table:formula="of:=([.D40]+[.G40]*5)/6" office:value-type="percentage" office:value="0.844362745098039">
            <text:p>84.44%</text:p>
          </table:table-cell>
        </table:table-row>
        <table:table-row table:style-name="ro1">
          <table:table-cell office:value-type="string">
            <text:p>Faceted Thematic Search</text:p>
          </table:table-cell>
          <table:table-cell table:style-name="ce6" office:value-type="percentage" office:value="0.8333">
            <text:p>83.33%</text:p>
          </table:table-cell>
          <table:table-cell table:number-columns-repeated="2" table:style-name="ce6" office:value-type="percentage" office:value="0.75">
            <text:p>75.00%</text:p>
          </table:table-cell>
          <table:table-cell table:style-name="ce6" office:value-type="percentage" office:value="0.777777777777778">
            <text:p>77.78%</text:p>
          </table:table-cell>
          <table:table-cell table:style-name="ce6" office:value-type="percentage" office:value="0.763888888888889">
            <text:p>76.39%</text:p>
          </table:table-cell>
          <table:table-cell table:style-name="ce6" office:value-type="percentage" office:value="0.75">
            <text:p>75.00%</text:p>
          </table:table-cell>
          <table:table-cell table:style-name="ce9" table:formula="of:=([.B41]+[.E41]*5)/6" office:value-type="percentage" office:value="0.787031481481482">
            <text:p>78.70%</text:p>
          </table:table-cell>
          <table:table-cell table:style-name="ce9" table:formula="of:=([.C41]+[.F41]*5)/6" office:value-type="percentage" office:value="0.761574074074074">
            <text:p>76.16%</text:p>
          </table:table-cell>
          <table:table-cell table:style-name="ce9" table:formula="of:=([.D41]+[.G41]*5)/6" office:value-type="percentage" office:value="0.75">
            <text:p>75.00%</text:p>
          </table:table-cell>
        </table:table-row>
        <table:table-row table:style-name="ro1">
          <table:table-cell office:value-type="string">
            <text:p>Question Answering (QA)</text:p>
          </table:table-cell>
          <table:table-cell table:number-columns-repeated="2" table:style-name="ce6" office:value-type="percentage" office:value="1">
            <text:p>100.00%</text:p>
          </table:table-cell>
          <table:table-cell table:style-name="ce6" office:value-type="percentage" office:value="0.8333">
            <text:p>83.33%</text:p>
          </table:table-cell>
          <table:table-cell table:style-name="ce6" office:value-type="percentage" office:value="0.902777777777778">
            <text:p>90.28%</text:p>
          </table:table-cell>
          <table:table-cell table:style-name="ce6" office:value-type="percentage" office:value="0.916666666666667">
            <text:p>91.67%</text:p>
          </table:table-cell>
          <table:table-cell table:style-name="ce6" office:value-type="percentage" office:value="0.875">
            <text:p>87.50%</text:p>
          </table:table-cell>
          <table:table-cell table:style-name="ce9" table:formula="of:=([.B42]+[.E42]*5)/6" office:value-type="percentage" office:value="0.918981481481482">
            <text:p>91.90%</text:p>
          </table:table-cell>
          <table:table-cell table:style-name="ce9" table:formula="of:=([.C42]+[.F42]*5)/6" office:value-type="percentage" office:value="0.930555555555556">
            <text:p>93.06%</text:p>
          </table:table-cell>
          <table:table-cell table:style-name="ce9" table:formula="of:=([.D42]+[.G42]*5)/6" office:value-type="percentage" office:value="0.86805">
            <text:p>86.81%</text:p>
          </table:table-cell>
        </table:table-row>
        <table:table-row table:style-name="ro1">
          <table:table-cell office:value-type="string">
            <text:p>Automatic Vocalization</text:p>
          </table:table-cell>
          <table:table-cell table:style-name="ce6" office:value-type="percentage" office:value="1">
            <text:p>100.00%</text:p>
          </table:table-cell>
          <table:table-cell table:style-name="ce6" office:value-type="percentage" office:value="0.9167">
            <text:p>91.67%</text:p>
          </table:table-cell>
          <table:table-cell table:style-name="ce6" office:value-type="percentage" office:value="0.625">
            <text:p>62.50%</text:p>
          </table:table-cell>
          <table:table-cell table:style-name="ce6" office:value-type="percentage" office:value="0.930555555555556">
            <text:p>93.06%</text:p>
          </table:table-cell>
          <table:table-cell table:style-name="ce5" office:value-type="percentage" office:value="0.888888888888889">
            <text:p>88.89%</text:p>
          </table:table-cell>
          <table:table-cell table:style-name="ce6" office:value-type="percentage" office:value="0.847222222222222">
            <text:p>84.72%</text:p>
          </table:table-cell>
          <table:table-cell table:style-name="ce9" table:formula="of:=([.B43]+[.E43]*5)/6" office:value-type="percentage" office:value="0.94212962962963">
            <text:p>94.21%</text:p>
          </table:table-cell>
          <table:table-cell table:style-name="ce9" table:formula="of:=([.C43]+[.F43]*5)/6" office:value-type="percentage" office:value="0.893524074074074">
            <text:p>89.35%</text:p>
          </table:table-cell>
          <table:table-cell table:style-name="ce9" table:formula="of:=([.D43]+[.G43]*5)/6" office:value-type="percentage" office:value="0.810185185185185">
            <text:p>81.02%</text:p>
          </table:table-cell>
        </table:table-row>
        <table:table-row table:style-name="ro1">
          <table:table-cell office:value-type="string">
            <text:p>Entity extraction</text:p>
          </table:table-cell>
          <table:table-cell table:style-name="ce6" office:value-type="percentage" office:value="0.9167">
            <text:p>91.67%</text:p>
          </table:table-cell>
          <table:table-cell table:style-name="ce6" office:value-type="percentage" office:value="1">
            <text:p>100.00%</text:p>
          </table:table-cell>
          <table:table-cell table:style-name="ce6" office:value-type="percentage" office:value="0.9167">
            <text:p>91.67%</text:p>
          </table:table-cell>
          <table:table-cell table:style-name="ce6" office:value-type="percentage" office:value="0.861111111111111">
            <text:p>86.11%</text:p>
          </table:table-cell>
          <table:table-cell table:number-columns-repeated="2" table:style-name="ce6" office:value-type="percentage" office:value="0.875">
            <text:p>87.50%</text:p>
          </table:table-cell>
          <table:table-cell table:style-name="ce9" table:formula="of:=([.B44]+[.E44]*5)/6" office:value-type="percentage" office:value="0.870375925925926">
            <text:p>87.04%</text:p>
          </table:table-cell>
          <table:table-cell table:style-name="ce9" table:formula="of:=([.C44]+[.F44]*5)/6" office:value-type="percentage" office:value="0.895833333333333">
            <text:p>89.58%</text:p>
          </table:table-cell>
          <table:table-cell table:style-name="ce9" table:formula="of:=([.D44]+[.G44]*5)/6" office:value-type="percentage" office:value="0.88195">
            <text:p>88.20%</text:p>
          </table:table-cell>
        </table:table-row>
        <table:table-row table:style-name="ro1">
          <table:table-cell office:value-type="string">
            <text:p>Proper nouns search</text:p>
          </table:table-cell>
          <table:table-cell table:style-name="ce6" office:value-type="percentage" office:value="0.9167">
            <text:p>91.67%</text:p>
          </table:table-cell>
          <table:table-cell table:number-columns-repeated="2" table:style-name="ce6" office:value-type="percentage" office:value="0.8333">
            <text:p>83.33%</text:p>
          </table:table-cell>
          <table:table-cell table:style-name="ce6" office:value-type="percentage" office:value="0.81578947368421">
            <text:p>81.58%</text:p>
          </table:table-cell>
          <table:table-cell table:style-name="ce6" office:value-type="percentage" office:value="0.802631578947369">
            <text:p>80.26%</text:p>
          </table:table-cell>
          <table:table-cell table:style-name="ce6" office:value-type="percentage" office:value="0.736111111111111">
            <text:p>73.61%</text:p>
          </table:table-cell>
          <table:table-cell table:style-name="ce9" table:formula="of:=([.B45]+[.E45]*5)/6" office:value-type="percentage" office:value="0.832607894736842">
            <text:p>83.26%</text:p>
          </table:table-cell>
          <table:table-cell table:style-name="ce9" table:formula="of:=([.C45]+[.F45]*5)/6" office:value-type="percentage" office:value="0.807742982456141">
            <text:p>80.77%</text:p>
          </table:table-cell>
          <table:table-cell table:style-name="ce9" table:formula="of:=([.D45]+[.G45]*5)/6" office:value-type="percentage" office:value="0.752309259259259">
            <text:p>75.23%</text:p>
          </table:table-cell>
        </table:table-row>
        <table:table-row table:style-name="ro1">
          <table:table-cell office:value-type="string">
            <text:p>Unvoclaized word frequency</text:p>
          </table:table-cell>
          <table:table-cell table:number-columns-repeated="3" table:style-name="ce6" office:value-type="percentage" office:value="0.9167">
            <text:p>91.67%</text:p>
          </table:table-cell>
          <table:table-cell table:style-name="ce5" office:value-type="percentage" office:value="0.875">
            <text:p>87.50%</text:p>
          </table:table-cell>
          <table:table-cell table:number-columns-repeated="2" table:style-name="ce6" office:value-type="percentage" office:value="0.852941176470588">
            <text:p>85.29%</text:p>
          </table:table-cell>
          <table:table-cell table:style-name="ce9" table:formula="of:=([.B46]+[.E46]*5)/6" office:value-type="percentage" office:value="0.88195">
            <text:p>88.20%</text:p>
          </table:table-cell>
          <table:table-cell table:style-name="ce9" table:formula="of:=([.C46]+[.F46]*5)/6" office:value-type="percentage" office:value="0.863567647058824">
            <text:p>86.36%</text:p>
          </table:table-cell>
          <table:table-cell table:style-name="ce9" table:formula="of:=([.D46]+[.G46]*5)/6" office:value-type="percentage" office:value="0.863567647058824">
            <text:p>86.36%</text:p>
          </table:table-cell>
        </table:table-row>
        <table:table-row table:style-name="ro1">
          <table:table-cell office:value-type="string">
            <text:p>Vocalized word frequency</text:p>
          </table:table-cell>
          <table:table-cell table:style-name="ce6" office:value-type="percentage" office:value="0.875">
            <text:p>87.50%</text:p>
          </table:table-cell>
          <table:table-cell table:number-columns-repeated="2" table:style-name="ce7" office:value-type="percentage" office:value="0.9167">
            <text:p>91.67%</text:p>
          </table:table-cell>
          <table:table-cell table:style-name="ce6" office:value-type="percentage" office:value="0.861111111111111">
            <text:p>86.11%</text:p>
          </table:table-cell>
          <table:table-cell table:style-name="ce6" office:value-type="percentage" office:value="0.847222222222222">
            <text:p>84.72%</text:p>
          </table:table-cell>
          <table:table-cell table:style-name="ce6" office:value-type="percentage" office:value="0.823529411764706">
            <text:p>82.35%</text:p>
          </table:table-cell>
          <table:table-cell table:style-name="ce9" table:formula="of:=([.B47]+[.E47]*5)/6" office:value-type="percentage" office:value="0.863425925925926">
            <text:p>86.34%</text:p>
          </table:table-cell>
          <table:table-cell table:style-name="ce9" table:formula="of:=([.C47]+[.F47]*5)/6" office:value-type="percentage" office:value="0.858801851851852">
            <text:p>85.88%</text:p>
          </table:table-cell>
          <table:table-cell table:style-name="ce9" table:formula="of:=([.D47]+[.G47]*5)/6" office:value-type="percentage" office:value="0.839057843137255">
            <text:p>83.91%</text:p>
          </table:table-cell>
        </table:table-row>
        <table:table-row table:style-name="ro1">
          <table:table-cell office:value-type="string">
            <text:p>Root/Stem/Lemma/frequency</text:p>
          </table:table-cell>
          <table:table-cell table:style-name="ce6" office:value-type="percentage" office:value="0.9167">
            <text:p>91.67%</text:p>
          </table:table-cell>
          <table:table-cell table:number-columns-repeated="2" table:style-name="ce6" office:value-type="percentage" office:value="1">
            <text:p>100.00%</text:p>
          </table:table-cell>
          <table:table-cell table:style-name="ce6" office:value-type="percentage" office:value="0.819444444444444">
            <text:p>81.94%</text:p>
          </table:table-cell>
          <table:table-cell table:style-name="ce6" office:value-type="percentage" office:value="0.75">
            <text:p>75.00%</text:p>
          </table:table-cell>
          <table:table-cell table:style-name="ce6" office:value-type="percentage" office:value="0.736111111111111">
            <text:p>73.61%</text:p>
          </table:table-cell>
          <table:table-cell table:style-name="ce9" table:formula="of:=([.B48]+[.E48]*5)/6" office:value-type="percentage" office:value="0.835653703703704">
            <text:p>83.57%</text:p>
          </table:table-cell>
          <table:table-cell table:style-name="ce9" table:formula="of:=([.C48]+[.F48]*5)/6" office:value-type="percentage" office:value="0.791666666666667">
            <text:p>79.17%</text:p>
          </table:table-cell>
          <table:table-cell table:style-name="ce9" table:formula="of:=([.D48]+[.G48]*5)/6" office:value-type="percentage" office:value="0.780092592592593">
            <text:p>78.01%</text:p>
          </table:table-cell>
        </table:table-row>
        <table:table-row table:style-name="ro1">
          <table:table-cell office:value-type="string">
            <text:p>Another Quranic units frequency</text:p>
          </table:table-cell>
          <table:table-cell table:number-columns-repeated="3" table:style-name="ce6" office:value-type="percentage" office:value="0.9167">
            <text:p>91.67%</text:p>
          </table:table-cell>
          <table:table-cell table:style-name="ce6" office:value-type="percentage" office:value="0.888888888888889">
            <text:p>88.89%</text:p>
          </table:table-cell>
          <table:table-cell table:style-name="ce6" office:value-type="percentage" office:value="0.777777777777778">
            <text:p>77.78%</text:p>
          </table:table-cell>
          <table:table-cell table:style-name="ce6" office:value-type="percentage" office:value="0.808823529411765">
            <text:p>80.88%</text:p>
          </table:table-cell>
          <table:table-cell table:style-name="ce9" table:formula="of:=([.B49]+[.E49]*5)/6" office:value-type="percentage" office:value="0.893524074074074">
            <text:p>89.35%</text:p>
          </table:table-cell>
          <table:table-cell table:style-name="ce9" table:formula="of:=([.C49]+[.F49]*5)/6" office:value-type="percentage" office:value="0.800931481481481">
            <text:p>80.09%</text:p>
          </table:table-cell>
          <table:table-cell table:style-name="ce9" table:formula="of:=([.D49]+[.G49]*5)/6" office:value-type="percentage" office:value="0.82680294117647">
            <text:p>82.68%</text:p>
          </table:table-cell>
        </table:table-row>
        <table:table-row table:style-name="ro1" table:number-rows-repeated="4">
          <table:table-cell table:style-name="Default" table:number-columns-repeated="4"/>
          <table:table-cell table:number-columns-repeated="6"/>
        </table:table-row>
        <table:table-row table:style-name="ro1" table:number-rows-repeated="2">
          <table:table-cell/>
          <table:table-cell table:style-name="ce6" table:number-columns-repeated="6"/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3" office:value-type="string">
            <text:p>resul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number-columns-repeated="4"/>
        </table:table-row>
        <table:table-row table:style-name="ro1">
          <table:table-cell table:style-name="ce5" table:formula="of:=([.B58]*0+[.C58]*25+[.D58]*50+[.E58]*75+[.F58]*100)/(SUM([.B58:.F58])*100)" office:value-type="percentage" office:value="0.808823529411765">
            <text:p>80.88%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table:style-name="ce1" office:value-type="float" office:value="7">
            <text:p>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 table:number-rows-repeated="9">
          <table:table-cell/>
          <table:table-cell table:style-name="ce6" table:number-columns-repeated="3"/>
          <table:table-cell table:number-columns-repeated="6"/>
        </table:table-row>
        <table:table-row table:style-name="ro1" table:number-rows-repeated="104850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24.120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9">00/00/0000</text:date>, <text:time style:data-style-name="N2" text:time-value="0000-00-00T15:02:1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sem </meta:initial-creator>
    <meta:creation-date>2013-04-06T13:40:06</meta:creation-date>
    <dc:date>2013-04-09T12:51:43</dc:date>
    <dc:creator>Assem </dc:creator>
    <meta:editing-duration>P2DT11H14M13S</meta:editing-duration>
    <meta:editing-cycles>12</meta:editing-cycles>
    <meta:generator>LibreOffice/3.6$Linux_x86 LibreOffice_project/360m1$Build-2</meta:generator>
    <meta:document-statistic meta:table-count="3" meta:cell-count="59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2.555cm" svg:height="8.288cm" xlink:href=".." xlink:type="simple" chart:class="chart:circle" chart:style-name="ch1">
        <chart:title svg:x="3.588cm" svg:y="0.301cm" chart:style-name="ch2">
          <text:p>Survey Takers by Country</text:p>
        </chart:title>
        <chart:legend chart:legend-position="end" svg:x="10.317cm" svg:y="1.604cm" style:legend-expansion="high" chart:style-name="ch3"/>
        <chart:plot-area chart:style-name="ch4" table:cell-range-address="Sheet1.A1:Sheet1.B11" chart:data-source-has-labels="both" svg:x="2.466cm" svg:y="2.003cm" svg:width="5.777cm" svg:height="5.778cm">
          <chartooo:coordinate-region svg:x="2.466cm" svg:y="1.503cm" svg:width="5.777cm" svg:height="6.779cm"/>
          <chart:axis chart:dimension="x" chart:name="primary-x" chart:style-name="ch5" chartooo:axis-type="auto">
            <chartooo:date-scale/>
            <chart:categories table:cell-range-address="Sheet1.A2:Sheet1.A1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2:Sheet1.B11" chart:label-cell-address="Sheet1.B1:Sheet1.B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 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geria</text:p>
                <draw:g>
                  <svg:desc>Sheet1.A2:Sheet1.A11</svg:desc>
                </draw:g>
              </table:table-cell>
              <table:table-cell office:value-type="float" office:value="18">
                <text:p>18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Indone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Malaysia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wede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unisi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gypt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Sudan 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SA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France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UK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0.379cm" svg:height="7.813cm" xlink:href=".." xlink:type="simple" chart:class="chart:circle" chart:style-name="ch1">
        <chart:title svg:x="2.896cm" svg:y="0.292cm" chart:style-name="ch2">
          <text:p>Survey Takers by Age</text:p>
        </chart:title>
        <chart:legend chart:legend-position="end" svg:x="7.825cm" svg:y="2.113cm" style:legend-expansion="high" chart:style-name="ch3"/>
        <chart:plot-area chart:style-name="ch4" table:cell-range-address="Sheet1.C1:Sheet1.D8" chart:data-source-has-labels="both" svg:x="0.207cm" svg:y="1.383cm" svg:width="7.411cm" svg:height="6.274cm">
          <chartooo:coordinate-region svg:x="0.776cm" svg:y="1.384cm" svg:width="6.273cm" svg:height="6.273cm"/>
          <chart:axis chart:dimension="x" chart:name="primary-x" chart:style-name="ch5" chartooo:axis-type="auto">
            <chartooo:date-scale/>
            <chart:categories table:cell-range-address="Sheet1.C2:Sheet1.C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D2:Sheet1.D8" chart:label-cell-address="Sheet1.D1:Sheet1.D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3-17</text:p>
                <draw:g>
                  <svg:desc>Sheet1.C2:Sheet1.C8</svg:desc>
                </draw:g>
              </table:table-cell>
              <table:table-cell office:value-type="float" office:value="0">
                <text:p>0</text:p>
                <draw:g>
                  <svg:desc>Sheet1.D2:Sheet1.D8</svg:desc>
                </draw:g>
              </table:table-cell>
            </table:table-row>
            <table:table-row>
              <table:table-cell office:value-type="string">
                <text:p>18-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-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-4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-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-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 or above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389cm" svg:height="6.962cm" xlink:href=".." xlink:type="simple" chart:class="chart:circle" chart:style-name="ch1">
        <chart:title svg:x="3.438cm" svg:y="0.275cm" chart:style-name="ch2">
          <text:p>Survey Takders by Gender</text:p>
        </chart:title>
        <chart:legend chart:legend-position="end" svg:x="10.496cm" svg:y="2.933cm" style:legend-expansion="high" chart:style-name="ch3"/>
        <chart:plot-area chart:style-name="ch4" table:cell-range-address="Sheet1.E1:Sheet1.F3" chart:data-source-has-labels="both" svg:x="2.204cm" svg:y="1.605cm" svg:width="5.352cm" svg:height="5.353cm">
          <chartooo:coordinate-region svg:x="2.131cm" svg:y="1.606cm" svg:width="5.498cm" svg:height="5.352cm"/>
          <chart:axis chart:dimension="x" chart:name="primary-x" chart:style-name="ch5" chartooo:axis-type="auto">
            <chartooo:date-scale/>
            <chart:categories table:cell-range-address="Sheet1.E2:Sheet1.E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F2:Sheet1.F3" chart:label-cell-address="Sheet1.F1:Sheet1.F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le</text:p>
                <draw:g>
                  <svg:desc>Sheet1.E2:Sheet1.E3</svg:desc>
                </draw:g>
              </table:table-cell>
              <table:table-cell office:value-type="float" office:value="32">
                <text:p>32</text:p>
                <draw:g>
                  <svg:desc>Sheet1.F2:Sheet1.F3</svg:desc>
                </draw:g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297cm" svg:height="7.174cm" xlink:href=".." xlink:type="simple" chart:class="chart:circle" chart:style-name="ch1">
        <chart:title svg:x="2.512cm" svg:y="0.279cm" chart:style-name="ch2">
          <text:p>Survey takers by Religion</text:p>
        </chart:title>
        <chart:legend chart:legend-position="end" svg:x="8.694cm" svg:y="3.039cm" style:legend-expansion="high" chart:style-name="ch3"/>
        <chart:plot-area chart:style-name="ch4" table:cell-range-address="Sheet1.G1:Sheet1.H3" chart:data-source-has-labels="both" svg:x="0.205cm" svg:y="1.344cm" svg:width="8.285cm" svg:height="5.687cm">
          <chartooo:coordinate-region svg:x="1.504cm" svg:y="1.345cm" svg:width="5.686cm" svg:height="5.686cm"/>
          <chart:axis chart:dimension="x" chart:name="primary-x" chart:style-name="ch5" chartooo:axis-type="auto">
            <chartooo:date-scale/>
            <chart:categories table:cell-range-address="Sheet1.G2:Sheet1.G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2:Sheet1.H3" chart:label-cell-address="Sheet1.H1:Sheet1.H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slam</text:p>
                <draw:g>
                  <svg:desc>Sheet1.G2:Sheet1.G3</svg:desc>
                </draw:g>
              </table:table-cell>
              <table:table-cell office:value-type="float" office:value="35">
                <text:p>35</text:p>
                <draw:g>
                  <svg:desc>Sheet1.H2:Sheet1.H3</svg:desc>
                </draw:g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811cm" svg:height="7.782cm" xlink:href=".." xlink:type="simple" chart:class="chart:circle" chart:style-name="ch1">
        <chart:title svg:x="2.54cm" svg:y="0.386cm" chart:style-name="ch2">
          <text:p>Survey takers by Native language</text:p>
        </chart:title>
        <chart:legend chart:legend-position="end" svg:x="9.917cm" svg:y="3.094cm" style:legend-expansion="high" chart:style-name="ch3"/>
        <chart:plot-area chart:style-name="ch4" table:cell-range-address="Sheet1.I1:Sheet1.J4" chart:data-source-has-labels="both" svg:x="1.841cm" svg:y="1.608cm" svg:width="5.946cm" svg:height="5.947cm">
          <chartooo:coordinate-region svg:x="1.841cm" svg:y="1.542cm" svg:width="5.946cm" svg:height="6.081cm"/>
          <chart:axis chart:dimension="x" chart:name="primary-x" chart:style-name="ch5" chartooo:axis-type="auto">
            <chartooo:date-scale/>
            <chart:categories table:cell-range-address="Sheet1.I2:Sheet1.I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J2:Sheet1.J4" chart:label-cell-address="Sheet1.J1:Sheet1.J1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rabic</text:p>
                <draw:g>
                  <svg:desc>Sheet1.I2:Sheet1.I4</svg:desc>
                </draw:g>
              </table:table-cell>
              <table:table-cell office:value-type="float" office:value="28">
                <text:p>28</text:p>
                <draw:g>
                  <svg:desc>Sheet1.J2:Sheet1.J4</svg:desc>
                </draw:g>
              </table:table-cell>
            </table:table-row>
            <table:table-row>
              <table:table-cell office:value-type="string">
                <text:p>English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795cm" svg:height="7.624cm" xlink:href=".." xlink:type="simple" chart:class="chart:bar" chart:style-name="ch1">
        <chart:legend chart:legend-position="end" svg:x="8.4cm" svg:y="2.766cm" style:legend-expansion="high" chart:style-name="ch2"/>
        <chart:plot-area chart:style-name="ch3" table:cell-range-address="Sheet2.A1:Sheet2.E6" chart:data-source-has-labels="both" svg:x="0.665cm" svg:y="0.743cm" svg:width="7.305cm" svg:height="6.309cm">
          <chartooo:coordinate-region svg:x="2.795cm" svg:y="0.743cm" svg:width="4.988cm" svg:height="5.662cm"/>
          <chart:axis chart:dimension="x" chart:name="primary-x" chart:style-name="ch4" chartooo:axis-type="auto">
            <chartooo:date-scale/>
            <chart:categories table:cell-range-address="Sheet2.A2:Sheet2.A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B2:Sheet2.B6" chart:label-cell-address="Sheet2.B1:Sheet2.B1" chart:class="chart:bar">
            <chart:data-point chart:repeated="5"/>
          </chart:series>
          <chart:series chart:style-name="ch8" chart:values-cell-range-address="Sheet2.C2:Sheet2.C6" chart:label-cell-address="Sheet2.C1:Sheet2.C1" chart:class="chart:bar">
            <chart:data-point chart:repeated="5"/>
          </chart:series>
          <chart:series chart:style-name="ch9" chart:values-cell-range-address="Sheet2.D2:Sheet2.D6" chart:label-cell-address="Sheet2.D1:Sheet2.D1" chart:class="chart:bar">
            <chart:data-point chart:repeated="5"/>
          </chart:series>
          <chart:series chart:style-name="ch10" chart:values-cell-range-address="Sheet2.E2:Sheet2.E6" chart:label-cell-address="Sheet2.E1:Sheet2.E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uran</text:p>
                <draw:g>
                  <svg:desc>Sheet2.B1:Sheet2.B1</svg:desc>
                </draw:g>
              </table:table-cell>
              <table:table-cell office:value-type="string">
                <text:p>Arabic</text:p>
                <draw:g>
                  <svg:desc>Sheet2.C1:Sheet2.C1</svg:desc>
                </draw:g>
              </table:table-cell>
              <table:table-cell office:value-type="string">
                <text:p>Linguistics</text:p>
                <draw:g>
                  <svg:desc>Sheet2.D1:Sheet2.D1</svg:desc>
                </draw:g>
              </table:table-cell>
              <table:table-cell office:value-type="string">
                <text:p>Computing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----</text:p>
                <draw:g>
                  <svg:desc>Sheet2.A2:Sheet2.A6</svg:desc>
                </draw:g>
              </table:table-cell>
              <table:table-cell office:value-type="float" office:value="1">
                <text:p>1</text:p>
                <draw:g>
                  <svg:desc>Sheet2.B2:Sheet2.B6</svg:desc>
                </draw:g>
              </table:table-cell>
              <table:table-cell office:value-type="float" office:value="1">
                <text:p>1</text:p>
                <draw:g>
                  <svg:desc>Sheet2.C2:Sheet2.C6</svg:desc>
                </draw:g>
              </table:table-cell>
              <table:table-cell office:value-type="float" office:value="5">
                <text:p>5</text:p>
                <draw:g>
                  <svg:desc>Sheet2.D2:Sheet2.D6</svg:desc>
                </draw:g>
              </table:table-cell>
              <table:table-cell office:value-type="float" office:value="2">
                <text:p>2</text:p>
                <draw:g>
                  <svg:desc>Sheet2.E2:Sheet2.E6</svg:desc>
                </draw:g>
              </table:table-cell>
            </table:table-row>
            <table:table-row>
              <table:table-cell office:value-type="string">
                <text:p>begginer 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ntermediate</text:p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advanced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expert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graphic-properties draw:stroke="none" draw:fill-color="#0000ff"/>
      <style:text-properties fo:font-size="10pt" style:font-size-asian="10pt" style:font-size-complex="10pt"/>
    </style:style>
    <style:style style:name="ch8" style:family="chart" style:data-style-name="N11">
      <style:graphic-properties draw:stroke="none" draw:fill-color="#00ff00"/>
      <style:text-properties fo:font-size="10pt" style:font-size-asian="10pt" style:font-size-complex="10pt"/>
    </style:style>
    <style:style style:name="ch9" style:family="chart" style:data-style-name="N11">
      <style:graphic-properties draw:stroke="none" draw:fill-color="#ff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9.979cm" svg:height="29.455cm" xlink:href=".." xlink:type="simple" chart:class="chart:bar" chart:column-mapping="1 0 2" chart:style-name="ch1">
        <chart:legend chart:legend-position="end" svg:x="17.504cm" svg:y="13.93cm" style:legend-expansion="high" chart:style-name="ch2"/>
        <chart:plot-area chart:style-name="ch3" table:cell-range-address="Sheet3.A1:Sheet3.A49 Sheet3.H1:Sheet3.J49" chart:data-source-has-labels="both" svg:x="0.849cm" svg:y="2.491cm" svg:width="15.857cm" svg:height="25.955cm">
          <chartooo:coordinate-region svg:x="7.556cm" svg:y="2.491cm" svg:width="8.474cm" svg:height="25.308cm"/>
          <chart:axis chart:dimension="x" chart:name="primary-x" chart:style-name="ch4" chartooo:axis-type="auto">
            <chartooo:date-scale/>
            <chart:categories table:cell-range-address="Sheet3.A2:Sheet3.A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3.I2:Sheet3.I49" chart:label-cell-address="Sheet3.I1:Sheet3.I1" chart:class="chart:bar">
            <chart:data-point chart:repeated="48"/>
          </chart:series>
          <chart:series chart:style-name="ch8" chart:values-cell-range-address="Sheet3.H2:Sheet3.H49" chart:label-cell-address="Sheet3.H1:Sheet3.H1" chart:class="chart:bar">
            <chart:data-point chart:repeated="48"/>
          </chart:series>
          <chart:series chart:style-name="ch9" chart:values-cell-range-address="Sheet3.J2:Sheet3.J49" chart:label-cell-address="Sheet3.J1:Sheet3.J1" chart:class="chart:bar">
            <chart:data-point chart:repeated="4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fulness</text:p>
                <draw:g>
                  <svg:desc>Sheet3.I1:Sheet3.I1</svg:desc>
                </draw:g>
              </table:table-cell>
              <table:table-cell office:value-type="string">
                <text:p>Clarity</text:p>
                <draw:g>
                  <svg:desc>Sheet3.H1:Sheet3.H1</svg:desc>
                </draw:g>
              </table:table-cell>
              <table:table-cell office:value-type="string">
                <text:p>Need</text:p>
                <draw:g>
                  <svg:desc>Sheet3.J1:Sheet3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elded search</text:p>
                <draw:g>
                  <svg:desc>Sheet3.A2:Sheet3.A49</svg:desc>
                </draw:g>
              </table:table-cell>
              <table:table-cell office:value-type="float" office:value="0.819833333333333">
                <text:p>0.819833333333333</text:p>
                <draw:g>
                  <svg:desc>Sheet3.I2:Sheet3.I49</svg:desc>
                </draw:g>
              </table:table-cell>
              <table:table-cell office:value-type="float" office:value="0.689583333333333">
                <text:p>0.689583333333333</text:p>
                <draw:g>
                  <svg:desc>Sheet3.H2:Sheet3.H49</svg:desc>
                </draw:g>
              </table:table-cell>
              <table:table-cell office:value-type="float" office:value="0.813405797101449">
                <text:p>0.813405797101449</text:p>
                <draw:g>
                  <svg:desc>Sheet3.J2:Sheet3.J49</svg:desc>
                </draw:g>
              </table:table-cell>
            </table:table-row>
            <table:table-row>
              <table:table-cell office:value-type="string">
                <text:p>Logical relations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680902777777778">
                <text:p>0.680902777777778</text:p>
              </table:table-cell>
              <table:table-cell office:value-type="float" office:value="0.810083333333333">
                <text:p>0.810083333333333</text:p>
              </table:table-cell>
            </table:table-row>
            <table:table-row>
              <table:table-cell office:value-type="string">
                <text:p>Phrase search</text:p>
              </table:table-cell>
              <table:table-cell office:value-type="float" office:value="0.837166666666667">
                <text:p>0.837166666666667</text:p>
              </table:table-cell>
              <table:table-cell office:value-type="float" office:value="0.83225">
                <text:p>0.83225</text:p>
              </table:table-cell>
              <table:table-cell office:value-type="float" office:value="0.885166666666667">
                <text:p>0.885166666666667</text:p>
              </table:table-cell>
            </table:table-row>
            <table:table-row>
              <table:table-cell office:value-type="string">
                <text:p>Interval search</text:p>
              </table:table-cell>
              <table:table-cell office:value-type="float" office:value="0.767013888888889">
                <text:p>0.767013888888889</text:p>
              </table:table-cell>
              <table:table-cell office:value-type="float" office:value="0.706597222222223">
                <text:p>0.706597222222223</text:p>
              </table:table-cell>
              <table:table-cell office:value-type="float" office:value="0.739492753623188">
                <text:p>0.739492753623188</text:p>
              </table:table-cell>
            </table:table-row>
            <table:table-row>
              <table:table-cell office:value-type="string">
                <text:p>Full Regex</text:p>
              </table:table-cell>
              <table:table-cell office:value-type="float" office:value="0.683333333333333">
                <text:p>0.683333333333333</text:p>
              </table:table-cell>
              <table:table-cell office:value-type="float" office:value="0.533680555555556">
                <text:p>0.533680555555556</text:p>
              </table:table-cell>
              <table:table-cell office:value-type="float" office:value="0.637152777777778">
                <text:p>0.637152777777778</text:p>
              </table:table-cell>
            </table:table-row>
            <table:table-row>
              <table:table-cell office:value-type="string">
                <text:p>Wildcards (Jokers)</text:p>
              </table:table-cell>
              <table:table-cell office:value-type="float" office:value="0.802430555555556">
                <text:p>0.802430555555556</text:p>
              </table:table-cell>
              <table:table-cell office:value-type="float" office:value="0.667119565217391">
                <text:p>0.667119565217391</text:p>
              </table:table-cell>
              <table:table-cell office:value-type="float" office:value="0.758333333333333">
                <text:p>0.758333333333333</text:p>
              </table:table-cell>
            </table:table-row>
            <table:table-row>
              <table:table-cell office:value-type="string">
                <text:p>Boosting keywords weight</text:p>
              </table:table-cell>
              <table:table-cell office:value-type="float" office:value="0.66231884057971">
                <text:p>0.66231884057971</text:p>
              </table:table-cell>
              <table:table-cell office:value-type="float" office:value="0.615579710144927">
                <text:p>0.615579710144927</text:p>
              </table:table-cell>
              <table:table-cell office:value-type="float" office:value="0.597463768115942">
                <text:p>0.597463768115942</text:p>
              </table:table-cell>
            </table:table-row>
            <table:table-row>
              <table:table-cell office:value-type="string">
                <text:p>Pagination</text:p>
              </table:table-cell>
              <table:table-cell office:value-type="float" office:value="0.793402777777778">
                <text:p>0.793402777777778</text:p>
              </table:table-cell>
              <table:table-cell office:value-type="float" office:value="0.795289855072463">
                <text:p>0.795289855072463</text:p>
              </table:table-cell>
              <table:table-cell office:value-type="float" office:value="0.777173913043478">
                <text:p>0.777173913043478</text:p>
              </table:table-cell>
            </table:table-row>
            <table:table-row>
              <table:table-cell office:value-type="string">
                <text:p>Scoring</text:p>
              </table:table-cell>
              <table:table-cell office:value-type="float" office:value="0.748263888888889">
                <text:p>0.748263888888889</text:p>
              </table:table-cell>
              <table:table-cell office:value-type="float" office:value="0.722826086956522">
                <text:p>0.722826086956522</text:p>
              </table:table-cell>
              <table:table-cell office:value-type="float" office:value="0.739583333333333">
                <text:p>0.739583333333333</text:p>
              </table:table-cell>
            </table:table-row>
            <table:table-row>
              <table:table-cell office:value-type="string">
                <text:p>Sorting</text:p>
              </table:table-cell>
              <table:table-cell office:value-type="float" office:value="0.84963768115942">
                <text:p>0.84963768115942</text:p>
              </table:table-cell>
              <table:table-cell office:value-type="float" office:value="0.836174242424243">
                <text:p>0.836174242424243</text:p>
              </table:table-cell>
              <table:table-cell office:value-type="float" office:value="0.816287878787879">
                <text:p>0.816287878787879</text:p>
              </table:table-cell>
            </table:table-row>
            <table:table-row>
              <table:table-cell office:value-type="string">
                <text:p>Keywords Highlight</text:p>
              </table:table-cell>
              <table:table-cell office:value-type="float" office:value="0.787878787878787">
                <text:p>0.787878787878787</text:p>
              </table:table-cell>
              <table:table-cell office:value-type="float" office:value="0.751736111111111">
                <text:p>0.751736111111111</text:p>
              </table:table-cell>
              <table:table-cell office:value-type="float" office:value="0.759057971014493">
                <text:p>0.759057971014493</text:p>
              </table:table-cell>
            </table:table-row>
            <table:table-row>
              <table:table-cell office:value-type="string">
                <text:p>Real time output</text:p>
              </table:table-cell>
              <table:table-cell office:value-type="float" office:value="0.839221014492753">
                <text:p>0.839221014492753</text:p>
              </table:table-cell>
              <table:table-cell office:value-type="float" office:value="0.882583333333333">
                <text:p>0.882583333333333</text:p>
              </table:table-cell>
              <table:table-cell office:value-type="float" office:value="0.766098484848485">
                <text:p>0.766098484848485</text:p>
              </table:table-cell>
            </table:table-row>
            <table:table-row>
              <table:table-cell office:value-type="string">
                <text:p>Results grouping</text:p>
              </table:table-cell>
              <table:table-cell office:value-type="float" office:value="0.80570652173913">
                <text:p>0.80570652173913</text:p>
              </table:table-cell>
              <table:table-cell office:value-type="float" office:value="0.712121212121212">
                <text:p>0.712121212121212</text:p>
              </table:table-cell>
              <table:table-cell office:value-type="float" office:value="0.758522727272728">
                <text:p>0.758522727272728</text:p>
              </table:table-cell>
            </table:table-row>
            <table:table-row>
              <table:table-cell office:value-type="string">
                <text:p>Uthmani script with full marks</text:p>
              </table:table-cell>
              <table:table-cell office:value-type="float" office:value="0.864583333333333">
                <text:p>0.864583333333333</text:p>
              </table:table-cell>
              <table:table-cell office:value-type="float" office:value="0.885416666666667">
                <text:p>0.885416666666667</text:p>
              </table:table-cell>
              <table:table-cell office:value-type="float" office:value="0.8368">
                <text:p>0.8368</text:p>
              </table:table-cell>
            </table:table-row>
            <table:table-row>
              <table:table-cell office:value-type="string">
                <text:p>Vocalized spell correction</text:p>
              </table:table-cell>
              <table:table-cell office:value-type="float" office:value="0.835227272727273">
                <text:p>0.835227272727273</text:p>
              </table:table-cell>
              <table:table-cell office:value-type="float" office:value="0.878968253968254">
                <text:p>0.878968253968254</text:p>
              </table:table-cell>
              <table:table-cell office:value-type="float" office:value="0.900297619047619">
                <text:p>0.900297619047619</text:p>
              </table:table-cell>
            </table:table-row>
            <table:table-row>
              <table:table-cell office:value-type="string">
                <text:p>Semantically related keywords suggestion</text:p>
              </table:table-cell>
              <table:table-cell office:value-type="float" office:value="0.740530303030303">
                <text:p>0.740530303030303</text:p>
              </table:table-cell>
              <table:table-cell office:value-type="float" office:value="0.759920634920635">
                <text:p>0.759920634920635</text:p>
              </table:table-cell>
              <table:table-cell office:value-type="float" office:value="0.721230158730158">
                <text:p>0.721230158730158</text:p>
              </table:table-cell>
            </table:table-row>
            <table:table-row>
              <table:table-cell office:value-type="string">
                <text:p>Different vocalizations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29861111111111">
                <text:p>0.829861111111111</text:p>
              </table:table-cell>
              <table:table-cell office:value-type="float" office:value="0.840773809523809">
                <text:p>0.840773809523809</text:p>
              </table:table-cell>
            </table:table-row>
            <table:table-row>
              <table:table-cell office:value-type="string">
                <text:p>Collocated words</text:p>
              </table:table-cell>
              <table:table-cell office:value-type="float" office:value="0.793859649122807">
                <text:p>0.793859649122807</text:p>
              </table:table-cell>
              <table:table-cell office:value-type="float" office:value="0.809027777777778">
                <text:p>0.809027777777778</text:p>
              </table:table-cell>
              <table:table-cell office:value-type="float" office:value="0.844362745098039">
                <text:p>0.844362745098039</text:p>
              </table:table-cell>
            </table:table-row>
            <table:table-row>
              <table:table-cell office:value-type="string">
                <text:p>Keyboard mapping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802083333333333">
                <text:p>0.80208333333333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Different significations</text:p>
              </table:table-cell>
              <table:table-cell office:value-type="float" office:value="0.708333333333333">
                <text:p>0.708333333333333</text:p>
              </table:table-cell>
              <table:table-cell office:value-type="float" office:value="0.739035087719298">
                <text:p>0.739035087719298</text:p>
              </table:table-cell>
              <table:table-cell office:value-type="float" office:value="0.760416666666667">
                <text:p>0.760416666666667</text:p>
              </table:table-cell>
            </table:table-row>
            <table:table-row>
              <table:table-cell office:value-type="string">
                <text:p>Romanization</text:p>
              </table:table-cell>
              <table:table-cell office:value-type="float" office:value="0.684758771929825">
                <text:p>0.684758771929825</text:p>
              </table:table-cell>
              <table:table-cell office:value-type="float" office:value="0.706140350877193">
                <text:p>0.706140350877193</text:p>
              </table:table-cell>
              <table:table-cell office:value-type="float" office:value="0.69212962962963">
                <text:p>0.69212962962963</text:p>
              </table:table-cell>
            </table:table-row>
            <table:table-row>
              <table:table-cell office:value-type="string">
                <text:p>Syntactic Coloration</text:p>
              </table:table-cell>
              <table:table-cell office:value-type="float" office:value="0.729166666666667">
                <text:p>0.729166666666667</text:p>
              </table:table-cell>
              <table:table-cell office:value-type="float" office:value="0.793311403508772">
                <text:p>0.793311403508772</text:p>
              </table:table-cell>
              <table:table-cell office:value-type="float" office:value="0.739583333333333">
                <text:p>0.739583333333333</text:p>
              </table:table-cell>
            </table:table-row>
            <table:table-row>
              <table:table-cell office:value-type="string">
                <text:p>Vocal search</text:p>
              </table:table-cell>
              <table:table-cell office:value-type="float" office:value="0.829866666666667">
                <text:p>0.829866666666667</text:p>
              </table:table-cell>
              <table:table-cell office:value-type="float" office:value="0.829866666666667">
                <text:p>0.829866666666667</text:p>
              </table:table-cell>
              <table:table-cell office:value-type="float" office:value="0.804824561403508">
                <text:p>0.804824561403508</text:p>
              </table:table-cell>
            </table:table-row>
            <table:table-row>
              <table:table-cell office:value-type="string">
                <text:p>Partial vocalization search</text:p>
              </table:table-cell>
              <table:table-cell office:value-type="float" office:value="0.831018518518519">
                <text:p>0.831018518518519</text:p>
              </table:table-cell>
              <table:table-cell office:value-type="float" office:value="0.760964912280702">
                <text:p>0.760964912280702</text:p>
              </table:table-cell>
              <table:table-cell office:value-type="float" office:value="0.83912037037037">
                <text:p>0.83912037037037</text:p>
              </table:table-cell>
            </table:table-row>
            <table:table-row>
              <table:table-cell office:value-type="string">
                <text:p>Multi-level derivation</text:p>
              </table:table-cell>
              <table:table-cell office:value-type="float" office:value="0.816337719298246">
                <text:p>0.816337719298246</text:p>
              </table:table-cell>
              <table:table-cell office:value-type="float" office:value="0.750548245614035">
                <text:p>0.750548245614035</text:p>
              </table:table-cell>
              <table:table-cell office:value-type="float" office:value="0.836622807017544">
                <text:p>0.836622807017544</text:p>
              </table:table-cell>
            </table:table-row>
            <table:table-row>
              <table:table-cell office:value-type="string">
                <text:p>Specific derivation</text:p>
              </table:table-cell>
              <table:table-cell office:value-type="float" office:value="0.825657894736842">
                <text:p>0.825657894736842</text:p>
              </table:table-cell>
              <table:table-cell office:value-type="float" office:value="0.781798245614035">
                <text:p>0.781798245614035</text:p>
              </table:table-cell>
              <table:table-cell office:value-type="float" office:value="0.8465">
                <text:p>0.8465</text:p>
              </table:table-cell>
            </table:table-row>
            <table:table-row>
              <table:table-cell office:value-type="string">
                <text:p>Word properties embedded query</text:p>
              </table:table-cell>
              <table:table-cell office:value-type="float" office:value="0.797181372549019">
                <text:p>0.797181372549019</text:p>
              </table:table-cell>
              <table:table-cell office:value-type="float" office:value="0.770833333333333">
                <text:p>0.770833333333333</text:p>
              </table:table-cell>
              <table:table-cell office:value-type="float" office:value="0.770833333333333">
                <text:p>0.770833333333333</text:p>
              </table:table-cell>
            </table:table-row>
            <table:table-row>
              <table:table-cell office:value-type="string">
                <text:p>Fuzzy string search</text:p>
              </table:table-cell>
              <table:table-cell office:value-type="float" office:value="0.876467543859649">
                <text:p>0.876467543859649</text:p>
              </table:table-cell>
              <table:table-cell office:value-type="float" office:value="0.876467543859649">
                <text:p>0.876467543859649</text:p>
              </table:table-cell>
              <table:table-cell office:value-type="float" office:value="0.887432456140351">
                <text:p>0.887432456140351</text:p>
              </table:table-cell>
            </table:table-row>
            <table:table-row>
              <table:table-cell office:value-type="string">
                <text:p>Word annotations</text:p>
              </table:table-cell>
              <table:table-cell office:value-type="float" office:value="0.74195350877193">
                <text:p>0.74195350877193</text:p>
              </table:table-cell>
              <table:table-cell office:value-type="float" office:value="0.810678070175439">
                <text:p>0.810678070175439</text:p>
              </table:table-cell>
              <table:table-cell office:value-type="float" office:value="0.728070175438597">
                <text:p>0.728070175438597</text:p>
              </table:table-cell>
            </table:table-row>
            <table:table-row>
              <table:table-cell office:value-type="string">
                <text:p>Linguistic examples search</text:p>
              </table:table-cell>
              <table:table-cell office:value-type="float" office:value="0.762254901960784">
                <text:p>0.762254901960784</text:p>
              </table:table-cell>
              <table:table-cell office:value-type="float" office:value="0.706012962962963">
                <text:p>0.706012962962963</text:p>
              </table:table-cell>
              <table:table-cell office:value-type="float" office:value="0.762254901960784">
                <text:p>0.762254901960784</text:p>
              </table:table-cell>
            </table:table-row>
            <table:table-row>
              <table:table-cell office:value-type="string">
                <text:p>Uthmani writing way</text:p>
              </table:table-cell>
              <table:table-cell office:value-type="float" office:value="0.782894736842105">
                <text:p>0.782894736842105</text:p>
              </table:table-cell>
              <table:table-cell office:value-type="float" office:value="0.810678070175439">
                <text:p>0.810678070175439</text:p>
              </table:table-cell>
              <table:table-cell office:value-type="float" office:value="0.755111403508772">
                <text:p>0.755111403508772</text:p>
              </table:table-cell>
            </table:table-row>
            <table:table-row>
              <table:table-cell office:value-type="string">
                <text:p>Structural options</text:p>
              </table:table-cell>
              <table:table-cell office:value-type="float" office:value="0.905098148148149">
                <text:p>0.905098148148149</text:p>
              </table:table-cell>
              <table:table-cell office:value-type="float" office:value="0.893524074074074">
                <text:p>0.893524074074074</text:p>
              </table:table-cell>
              <table:table-cell office:value-type="float" office:value="0.893524074074074">
                <text:p>0.893524074074074</text:p>
              </table:table-cell>
            </table:table-row>
            <table:table-row>
              <table:table-cell office:value-type="string">
                <text:p>Recitation marks retrieving</text:p>
              </table:table-cell>
              <table:table-cell office:value-type="float" office:value="0.88195">
                <text:p>0.88195</text:p>
              </table:table-cell>
              <table:table-cell office:value-type="float" office:value="0.918981481481482">
                <text:p>0.918981481481482</text:p>
              </table:table-cell>
              <table:table-cell office:value-type="float" office:value="0.893524074074074">
                <text:p>0.893524074074074</text:p>
              </table:table-cell>
            </table:table-row>
            <table:table-row>
              <table:table-cell office:value-type="string">
                <text:p>Divine Names highlight</text:p>
              </table:table-cell>
              <table:table-cell office:value-type="float" office:value="0.819444444444444">
                <text:p>0.819444444444444</text:p>
              </table:table-cell>
              <table:table-cell office:value-type="float" office:value="0.893524074074074">
                <text:p>0.893524074074074</text:p>
              </table:table-cell>
              <table:table-cell office:value-type="float" office:value="0.784722222222223">
                <text:p>0.784722222222223</text:p>
              </table:table-cell>
            </table:table-row>
            <table:table-row>
              <table:table-cell office:value-type="string">
                <text:p>Translation embedded search</text:p>
              </table:table-cell>
              <table:table-cell office:value-type="float" office:value="0.858801851851852">
                <text:p>0.858801851851852</text:p>
              </table:table-cell>
              <table:table-cell office:value-type="float" office:value="0.81017962962963">
                <text:p>0.81017962962963</text:p>
              </table:table-cell>
              <table:table-cell office:value-type="float" office:value="0.826802941176471">
                <text:p>0.826802941176471</text:p>
              </table:table-cell>
            </table:table-row>
            <table:table-row>
              <table:table-cell office:value-type="string">
                <text:p>Repetitions and Allegorical Ayahs</text:p>
              </table:table-cell>
              <table:table-cell office:value-type="float" office:value="0.842592592592593">
                <text:p>0.842592592592593</text:p>
              </table:table-cell>
              <table:table-cell office:value-type="float" office:value="0.812505555555556">
                <text:p>0.812505555555556</text:p>
              </table:table-cell>
              <table:table-cell office:value-type="float" office:value="0.80787037037037">
                <text:p>0.80787037037037</text:p>
              </table:table-cell>
            </table:table-row>
            <table:table-row>
              <table:table-cell office:value-type="string">
                <text:p>Abrogators &amp; abrogated Ayahs</text:p>
              </table:table-cell>
              <table:table-cell office:value-type="float" office:value="0.786764705882352">
                <text:p>0.786764705882352</text:p>
              </table:table-cell>
              <table:table-cell office:value-type="float" office:value="0.839057843137255">
                <text:p>0.839057843137255</text:p>
              </table:table-cell>
              <table:table-cell office:value-type="float" office:value="0.774509803921568">
                <text:p>0.774509803921568</text:p>
              </table:table-cell>
            </table:table-row>
            <table:table-row>
              <table:table-cell office:value-type="string">
                <text:p>Qur'anic Parables</text:p>
              </table:table-cell>
              <table:table-cell office:value-type="float" office:value="0.80787037037037">
                <text:p>0.80787037037037</text:p>
              </table:table-cell>
              <table:table-cell office:value-type="float" office:value="0.858801851851852">
                <text:p>0.858801851851852</text:p>
              </table:table-cell>
              <table:table-cell office:value-type="float" office:value="0.831018518518519">
                <text:p>0.831018518518519</text:p>
              </table:table-cell>
            </table:table-row>
            <table:table-row>
              <table:table-cell office:value-type="string">
                <text:p>Semantically related words search</text:p>
              </table:table-cell>
              <table:table-cell office:value-type="float" office:value="0.86805">
                <text:p>0.86805</text:p>
              </table:table-cell>
              <table:table-cell office:value-type="float" office:value="0.847227777777778">
                <text:p>0.847227777777778</text:p>
              </table:table-cell>
              <table:table-cell office:value-type="float" office:value="0.844362745098039">
                <text:p>0.844362745098039</text:p>
              </table:table-cell>
            </table:table-row>
            <table:table-row>
              <table:table-cell office:value-type="string">
                <text:p>Faceted Thematic Search</text:p>
              </table:table-cell>
              <table:table-cell office:value-type="float" office:value="0.761574074074074">
                <text:p>0.761574074074074</text:p>
              </table:table-cell>
              <table:table-cell office:value-type="float" office:value="0.787031481481482">
                <text:p>0.7870314814814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Question Answering (QA)</text:p>
              </table:table-cell>
              <table:table-cell office:value-type="float" office:value="0.930555555555556">
                <text:p>0.930555555555556</text:p>
              </table:table-cell>
              <table:table-cell office:value-type="float" office:value="0.918981481481482">
                <text:p>0.918981481481482</text:p>
              </table:table-cell>
              <table:table-cell office:value-type="float" office:value="0.86805">
                <text:p>0.86805</text:p>
              </table:table-cell>
            </table:table-row>
            <table:table-row>
              <table:table-cell office:value-type="string">
                <text:p>Automatic Vocalization</text:p>
              </table:table-cell>
              <table:table-cell office:value-type="float" office:value="0.893524074074074">
                <text:p>0.893524074074074</text:p>
              </table:table-cell>
              <table:table-cell office:value-type="float" office:value="0.94212962962963">
                <text:p>0.94212962962963</text:p>
              </table:table-cell>
              <table:table-cell office:value-type="float" office:value="0.810185185185185">
                <text:p>0.810185185185185</text:p>
              </table:table-cell>
            </table:table-row>
            <table:table-row>
              <table:table-cell office:value-type="string">
                <text:p>Entity extraction</text:p>
              </table:table-cell>
              <table:table-cell office:value-type="float" office:value="0.895833333333333">
                <text:p>0.895833333333333</text:p>
              </table:table-cell>
              <table:table-cell office:value-type="float" office:value="0.870375925925926">
                <text:p>0.870375925925926</text:p>
              </table:table-cell>
              <table:table-cell office:value-type="float" office:value="0.88195">
                <text:p>0.88195</text:p>
              </table:table-cell>
            </table:table-row>
            <table:table-row>
              <table:table-cell office:value-type="string">
                <text:p>Proper nouns search</text:p>
              </table:table-cell>
              <table:table-cell office:value-type="float" office:value="0.807742982456141">
                <text:p>0.807742982456141</text:p>
              </table:table-cell>
              <table:table-cell office:value-type="float" office:value="0.832607894736842">
                <text:p>0.832607894736842</text:p>
              </table:table-cell>
              <table:table-cell office:value-type="float" office:value="0.752309259259259">
                <text:p>0.752309259259259</text:p>
              </table:table-cell>
            </table:table-row>
            <table:table-row>
              <table:table-cell office:value-type="string">
                <text:p>Unvoclaized word frequency</text:p>
              </table:table-cell>
              <table:table-cell office:value-type="float" office:value="0.863567647058824">
                <text:p>0.863567647058824</text:p>
              </table:table-cell>
              <table:table-cell office:value-type="float" office:value="0.88195">
                <text:p>0.88195</text:p>
              </table:table-cell>
              <table:table-cell office:value-type="float" office:value="0.863567647058824">
                <text:p>0.863567647058824</text:p>
              </table:table-cell>
            </table:table-row>
            <table:table-row>
              <table:table-cell office:value-type="string">
                <text:p>Vocalized word frequency</text:p>
              </table:table-cell>
              <table:table-cell office:value-type="float" office:value="0.858801851851852">
                <text:p>0.858801851851852</text:p>
              </table:table-cell>
              <table:table-cell office:value-type="float" office:value="0.863425925925926">
                <text:p>0.863425925925926</text:p>
              </table:table-cell>
              <table:table-cell office:value-type="float" office:value="0.839057843137255">
                <text:p>0.839057843137255</text:p>
              </table:table-cell>
            </table:table-row>
            <table:table-row>
              <table:table-cell office:value-type="string">
                <text:p>Root/Stem/Lemma/frequency</text:p>
              </table:table-cell>
              <table:table-cell office:value-type="float" office:value="0.791666666666667">
                <text:p>0.791666666666667</text:p>
              </table:table-cell>
              <table:table-cell office:value-type="float" office:value="0.835653703703704">
                <text:p>0.835653703703704</text:p>
              </table:table-cell>
              <table:table-cell office:value-type="float" office:value="0.780092592592593">
                <text:p>0.780092592592593</text:p>
              </table:table-cell>
            </table:table-row>
            <table:table-row>
              <table:table-cell office:value-type="string">
                <text:p>Another Quranic units frequency</text:p>
              </table:table-cell>
              <table:table-cell office:value-type="float" office:value="0.800931481481481">
                <text:p>0.800931481481481</text:p>
              </table:table-cell>
              <table:table-cell office:value-type="float" office:value="0.893524074074074">
                <text:p>0.893524074074074</text:p>
              </table:table-cell>
              <table:table-cell office:value-type="float" office:value="0.82680294117647">
                <text:p>0.826802941176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